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in" fo:margin-right="0in" fo:line-height="115%" fo:text-indent="0in" style:auto-text-indent="false" fo:break-before="auto" fo:break-after="auto" style:writing-mode="lr-tb"/>
    </style:style>
    <style:style style:name="P4" style:family="paragraph" style:parent-style-name="Standard">
      <style:paragraph-properties fo:line-height="115%" fo:text-align="center" style:justify-single-word="false" fo:break-before="page" style:writing-mode="lr-tb"/>
    </style:style>
    <style:style style:name="P5" style:family="paragraph" style:parent-style-name="Standard" style:master-page-name="Standard">
      <style:paragraph-properties fo:line-height="115%" fo:text-align="center" style:justify-single-word="false" style:page-number="auto" fo:break-before="auto" fo:break-after="auto" style:writing-mode="lr-tb"/>
    </style:style>
    <style:style style:name="P6" style:family="paragraph" style:parent-style-name="Standard" style:list-style-name="LS1">
      <style:paragraph-properties fo:margin-top="0in" fo:margin-bottom="0in" fo:line-height="115%" fo:break-before="auto" fo:break-after="auto" style:writing-mode="lr-tb"/>
    </style:style>
    <style:style style:name="P7" style:family="paragraph" style:parent-style-name="Standard" style:list-style-name="LS2">
      <style:paragraph-properties fo:margin-top="0in" fo:margin-bottom="0in" fo:line-height="115%" fo:break-before="auto" fo:break-after="auto" style:writing-mode="lr-tb"/>
    </style:style>
    <style:style style:name="P8" style:family="paragraph" style:parent-style-name="Standard" style:list-style-name="LS3">
      <style:paragraph-properties fo:margin-top="0in" fo:margin-bottom="0in" fo:line-height="115%" fo:break-before="auto" fo:break-after="auto" style:writing-mode="lr-tb"/>
    </style:style>
    <style:style style:name="P9" style:family="paragraph" style:parent-style-name="Standard" style:list-style-name="LS4">
      <style:paragraph-properties fo:margin-top="0in" fo:margin-bottom="0in" fo:line-height="115%" fo:break-before="auto" fo:break-after="auto" style:writing-mode="lr-tb"/>
    </style:style>
    <style:style style:name="P10" style:family="paragraph" style:parent-style-name="Standard" style:list-style-name="LS5">
      <style:paragraph-properties fo:margin-top="0in" fo:margin-bottom="0in" fo:line-height="115%" fo:break-before="auto" fo:break-after="auto" style:writing-mode="lr-tb"/>
    </style:style>
    <style:style style:name="P11" style:family="paragraph" style:parent-style-name="Standard" style:list-style-name="LS6">
      <style:paragraph-properties fo:margin-top="0in" fo:margin-bottom="0in" fo:line-height="115%" fo:break-before="auto" fo:break-after="auto" style:writing-mode="lr-tb"/>
    </style:style>
    <style:style style:name="P12" style:family="paragraph" style:parent-style-name="Standard" style:list-style-name="LS7">
      <style:paragraph-properties fo:margin-top="0in" fo:margin-bottom="0in" fo:line-height="115%" fo:break-before="auto" fo:break-after="auto" style:writing-mode="lr-tb"/>
    </style:style>
    <style:style style:name="P13" style:family="paragraph" style:parent-style-name="Standard" style:list-style-name="LS8">
      <style:paragraph-properties fo:margin-top="0in" fo:margin-bottom="0in" fo:line-height="115%" fo:break-before="auto" fo:break-after="auto" style:writing-mode="lr-tb"/>
    </style:style>
    <style:style style:name="P14" style:family="paragraph" style:parent-style-name="Standard" style:list-style-name="LS9">
      <style:paragraph-properties fo:margin-top="0in" fo:margin-bottom="0in" fo:line-height="115%" fo:break-before="auto" fo:break-after="auto" style:writing-mode="lr-tb"/>
    </style:style>
    <style:style style:name="P15" style:family="paragraph" style:parent-style-name="Standard" style:list-style-name="LS10">
      <style:paragraph-properties fo:margin-top="0in" fo:margin-bottom="0in" fo:line-height="115%" fo:break-before="auto" fo:break-after="auto" style:writing-mode="lr-tb"/>
    </style:style>
    <style:style style:name="P16" style:family="paragraph" style:parent-style-name="Standard" style:list-style-name="LS11">
      <style:paragraph-properties fo:margin-top="0in" fo:margin-bottom="0in" fo:line-height="115%" fo:break-before="auto" fo:break-after="auto" style:writing-mode="lr-tb"/>
    </style:style>
    <style:style style:name="P17" style:family="paragraph" style:parent-style-name="Standard" style:list-style-name="LS12">
      <style:paragraph-properties fo:margin-top="0in" fo:margin-bottom="0in" fo:line-height="115%" fo:break-before="auto" fo:break-after="auto" style:writing-mode="lr-tb"/>
    </style:style>
    <style:style style:name="P18" style:family="paragraph" style:parent-style-name="Standard" style:list-style-name="LS13">
      <style:paragraph-properties fo:margin-top="0in" fo:margin-bottom="0in" fo:line-height="115%" fo:break-before="auto" fo:break-after="auto" style:writing-mode="lr-tb"/>
    </style:style>
    <style:style style:name="P19" style:family="paragraph" style:parent-style-name="Standard" style:list-style-name="LS14">
      <style:paragraph-properties fo:margin-top="0in" fo:margin-bottom="0in" fo:line-height="115%" fo:break-before="auto" fo:break-after="auto" style:writing-mode="lr-tb"/>
    </style:style>
    <style:style style:name="P20" style:family="paragraph" style:parent-style-name="Standard" style:list-style-name="LS15">
      <style:paragraph-properties fo:margin-top="0in" fo:margin-bottom="0in" fo:line-height="115%" fo:break-before="auto" fo:break-after="auto" style:writing-mode="lr-tb"/>
    </style:style>
    <style:style style:name="P21" style:family="paragraph" style:parent-style-name="Standard" style:list-style-name="LS16">
      <style:paragraph-properties fo:margin-top="0in" fo:margin-bottom="0in" fo:line-height="115%" fo:break-before="auto" fo:break-after="auto" style:writing-mode="lr-tb"/>
    </style:style>
    <style:style style:name="P22" style:family="paragraph" style:parent-style-name="Standard" style:list-style-name="LS17">
      <style:paragraph-properties fo:margin-top="0in" fo:margin-bottom="0in" fo:line-height="115%" fo:break-before="auto" fo:break-after="auto" style:writing-mode="lr-tb"/>
    </style:style>
    <style:style style:name="P23" style:family="paragraph" style:parent-style-name="Standard" style:list-style-name="LS18">
      <style:paragraph-properties fo:margin-top="0in" fo:margin-bottom="0in" fo:line-height="115%" fo:break-before="auto" fo:break-after="auto" style:writing-mode="lr-tb"/>
    </style:style>
    <style:style style:name="P24" style:family="paragraph" style:parent-style-name="Standard" style:list-style-name="LS19">
      <style:paragraph-properties fo:margin-top="0in" fo:margin-bottom="0in" fo:line-height="115%" fo:break-before="auto" fo:break-after="auto" style:writing-mode="lr-tb"/>
    </style:style>
    <style:style style:name="P25" style:family="paragraph" style:parent-style-name="Standard" style:list-style-name="LS20">
      <style:paragraph-properties fo:margin-top="0in" fo:margin-bottom="0in" fo:line-height="115%" fo:break-before="auto" fo:break-after="auto" style:writing-mode="lr-tb"/>
    </style:style>
    <style:style style:name="P26" style:family="paragraph" style:parent-style-name="Standard" style:list-style-name="LS21">
      <style:paragraph-properties fo:margin-top="0in" fo:margin-bottom="0in" fo:line-height="115%"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emtocraft</text:p>
      <text:p text:style-name="P2">Futuristic technology-themed Minecraft module aimed towards later game production and gear</text:p>
      <text:p text:style-name="P2">Color – Black &amp; Blue themed (Micro-tech)</text:p>
      <text:p text:style-name="P2">Black &amp; Green themed (Nano-tech)</text:p>
      <text:p text:style-name="P2">Black &amp; Orange themed (Femto-tech)</text:p>
      <text:p text:style-name="P2">Black &amp; White (Tier-independant - basic)</text:p>
      <text:p text:style-name="P2">Black &amp; Purple (Tier-independant - advanced)</text:p>
      <text:p text:style-name="P1"/>
      <text:p text:style-name="P1"/>
      <text:p text:style-name="P1">All vanilla and Femtocraft blocks and items can be disassembled into various ‘elementary’ items</text:p>
      <text:p text:style-name="P1"/>
      <text:p text:style-name="P1">Decomposition-Tiers</text:p>
      <text:p text:style-name="P1"/>
      <text:p text:style-name="P1"><text:a xlink:type="simple" xlink:href="https://docs.google.com/spreadsheet/ccc?key=0AneCkLUPpElZdGxBU2Y1Z1RENVZockt5V1pXT1A0aXc&amp;usp=sharing"><text:span text:style-name="T1">https</text:span></text:a><text:a xlink:type="simple" xlink:href="https://docs.google.com/spreadsheet/ccc?key=0AneCkLUPpElZdGxBU2Y1Z1RENVZockt5V1pXT1A0aXc&amp;usp=sharing"><text:span text:style-name="T1">://</text:span></text:a><text:a xlink:type="simple" xlink:href="https://docs.google.com/spreadsheet/ccc?key=0AneCkLUPpElZdGxBU2Y1Z1RENVZockt5V1pXT1A0aXc&amp;usp=sharing"><text:span text:style-name="T1">docs</text:span></text:a><text:a xlink:type="simple" xlink:href="https://docs.google.com/spreadsheet/ccc?key=0AneCkLUPpElZdGxBU2Y1Z1RENVZockt5V1pXT1A0aXc&amp;usp=sharing"><text:span text:style-name="T1">.</text:span></text:a><text:a xlink:type="simple" xlink:href="https://docs.google.com/spreadsheet/ccc?key=0AneCkLUPpElZdGxBU2Y1Z1RENVZockt5V1pXT1A0aXc&amp;usp=sharing"><text:span text:style-name="T1">google</text:span></text:a><text:a xlink:type="simple" xlink:href="https://docs.google.com/spreadsheet/ccc?key=0AneCkLUPpElZdGxBU2Y1Z1RENVZockt5V1pXT1A0aXc&amp;usp=sharing"><text:span text:style-name="T1">.</text:span></text:a><text:a xlink:type="simple" xlink:href="https://docs.google.com/spreadsheet/ccc?key=0AneCkLUPpElZdGxBU2Y1Z1RENVZockt5V1pXT1A0aXc&amp;usp=sharing"><text:span text:style-name="T1">com</text:span></text:a><text:a xlink:type="simple" xlink:href="https://docs.google.com/spreadsheet/ccc?key=0AneCkLUPpElZdGxBU2Y1Z1RENVZockt5V1pXT1A0aXc&amp;usp=sharing"><text:span text:style-name="T1">/</text:span></text:a><text:a xlink:type="simple" xlink:href="https://docs.google.com/spreadsheet/ccc?key=0AneCkLUPpElZdGxBU2Y1Z1RENVZockt5V1pXT1A0aXc&amp;usp=sharing"><text:span text:style-name="T1">spreadsheet</text:span></text:a><text:a xlink:type="simple" xlink:href="https://docs.google.com/spreadsheet/ccc?key=0AneCkLUPpElZdGxBU2Y1Z1RENVZockt5V1pXT1A0aXc&amp;usp=sharing"><text:span text:style-name="T1">/</text:span></text:a><text:a xlink:type="simple" xlink:href="https://docs.google.com/spreadsheet/ccc?key=0AneCkLUPpElZdGxBU2Y1Z1RENVZockt5V1pXT1A0aXc&amp;usp=sharing"><text:span text:style-name="T1">ccc</text:span></text:a><text:a xlink:type="simple" xlink:href="https://docs.google.com/spreadsheet/ccc?key=0AneCkLUPpElZdGxBU2Y1Z1RENVZockt5V1pXT1A0aXc&amp;usp=sharing"><text:span text:style-name="T1">?</text:span></text:a><text:a xlink:type="simple" xlink:href="https://docs.google.com/spreadsheet/ccc?key=0AneCkLUPpElZdGxBU2Y1Z1RENVZockt5V1pXT1A0aXc&amp;usp=sharing"><text:span text:style-name="T1">key</text:span></text:a><text:a xlink:type="simple" xlink:href="https://docs.google.com/spreadsheet/ccc?key=0AneCkLUPpElZdGxBU2Y1Z1RENVZockt5V1pXT1A0aXc&amp;usp=sharing"><text:span text:style-name="T1">=0</text:span></text:a><text:a xlink:type="simple" xlink:href="https://docs.google.com/spreadsheet/ccc?key=0AneCkLUPpElZdGxBU2Y1Z1RENVZockt5V1pXT1A0aXc&amp;usp=sharing"><text:span text:style-name="T1">AneCkLUPpElZdGxBU</text:span></text:a><text:a xlink:type="simple" xlink:href="https://docs.google.com/spreadsheet/ccc?key=0AneCkLUPpElZdGxBU2Y1Z1RENVZockt5V1pXT1A0aXc&amp;usp=sharing"><text:span text:style-name="T1">2</text:span></text:a><text:a xlink:type="simple" xlink:href="https://docs.google.com/spreadsheet/ccc?key=0AneCkLUPpElZdGxBU2Y1Z1RENVZockt5V1pXT1A0aXc&amp;usp=sharing"><text:span text:style-name="T1">Y</text:span></text:a><text:a xlink:type="simple" xlink:href="https://docs.google.com/spreadsheet/ccc?key=0AneCkLUPpElZdGxBU2Y1Z1RENVZockt5V1pXT1A0aXc&amp;usp=sharing"><text:span text:style-name="T1">1</text:span></text:a><text:a xlink:type="simple" xlink:href="https://docs.google.com/spreadsheet/ccc?key=0AneCkLUPpElZdGxBU2Y1Z1RENVZockt5V1pXT1A0aXc&amp;usp=sharing"><text:span text:style-name="T1">Z</text:span></text:a><text:a xlink:type="simple" xlink:href="https://docs.google.com/spreadsheet/ccc?key=0AneCkLUPpElZdGxBU2Y1Z1RENVZockt5V1pXT1A0aXc&amp;usp=sharing"><text:span text:style-name="T1">1</text:span></text:a><text:a xlink:type="simple" xlink:href="https://docs.google.com/spreadsheet/ccc?key=0AneCkLUPpElZdGxBU2Y1Z1RENVZockt5V1pXT1A0aXc&amp;usp=sharing"><text:span text:style-name="T1">RENVZockt</text:span></text:a><text:a xlink:type="simple" xlink:href="https://docs.google.com/spreadsheet/ccc?key=0AneCkLUPpElZdGxBU2Y1Z1RENVZockt5V1pXT1A0aXc&amp;usp=sharing"><text:span text:style-name="T1">5</text:span></text:a><text:a xlink:type="simple" xlink:href="https://docs.google.com/spreadsheet/ccc?key=0AneCkLUPpElZdGxBU2Y1Z1RENVZockt5V1pXT1A0aXc&amp;usp=sharing"><text:span text:style-name="T1">V</text:span></text:a><text:a xlink:type="simple" xlink:href="https://docs.google.com/spreadsheet/ccc?key=0AneCkLUPpElZdGxBU2Y1Z1RENVZockt5V1pXT1A0aXc&amp;usp=sharing"><text:span text:style-name="T1">1</text:span></text:a><text:a xlink:type="simple" xlink:href="https://docs.google.com/spreadsheet/ccc?key=0AneCkLUPpElZdGxBU2Y1Z1RENVZockt5V1pXT1A0aXc&amp;usp=sharing"><text:span text:style-name="T1">pXT</text:span></text:a><text:a xlink:type="simple" xlink:href="https://docs.google.com/spreadsheet/ccc?key=0AneCkLUPpElZdGxBU2Y1Z1RENVZockt5V1pXT1A0aXc&amp;usp=sharing"><text:span text:style-name="T1">1</text:span></text:a><text:a xlink:type="simple" xlink:href="https://docs.google.com/spreadsheet/ccc?key=0AneCkLUPpElZdGxBU2Y1Z1RENVZockt5V1pXT1A0aXc&amp;usp=sharing"><text:span text:style-name="T1">A</text:span></text:a><text:a xlink:type="simple" xlink:href="https://docs.google.com/spreadsheet/ccc?key=0AneCkLUPpElZdGxBU2Y1Z1RENVZockt5V1pXT1A0aXc&amp;usp=sharing"><text:span text:style-name="T1">0</text:span></text:a><text:a xlink:type="simple" xlink:href="https://docs.google.com/spreadsheet/ccc?key=0AneCkLUPpElZdGxBU2Y1Z1RENVZockt5V1pXT1A0aXc&amp;usp=sharing"><text:span text:style-name="T1">aXc</text:span></text:a><text:a xlink:type="simple" xlink:href="https://docs.google.com/spreadsheet/ccc?key=0AneCkLUPpElZdGxBU2Y1Z1RENVZockt5V1pXT1A0aXc&amp;usp=sharing"><text:span text:style-name="T1">&amp;</text:span></text:a><text:a xlink:type="simple" xlink:href="https://docs.google.com/spreadsheet/ccc?key=0AneCkLUPpElZdGxBU2Y1Z1RENVZockt5V1pXT1A0aXc&amp;usp=sharing"><text:span text:style-name="T1">usp</text:span></text:a><text:a xlink:type="simple" xlink:href="https://docs.google.com/spreadsheet/ccc?key=0AneCkLUPpElZdGxBU2Y1Z1RENVZockt5V1pXT1A0aXc&amp;usp=sharing"><text:span text:style-name="T1">=</text:span></text:a><text:a xlink:type="simple" xlink:href="https://docs.google.com/spreadsheet/ccc?key=0AneCkLUPpElZdGxBU2Y1Z1RENVZockt5V1pXT1A0aXc&amp;usp=sharing"><text:span text:style-name="T1">sharing</text:span></text:a></text:p>
      <text:p text:style-name="P1"/>
      <text:p text:style-name="P1"/>
      <text:p text:style-name="P1"/>
      <text:p text:style-name="P1">Resources Added:</text:p>
      <text:p text:style-name="P1">Thought – Power aplenty, short of mass</text:p>
      <text:p text:style-name="P1"><text:tab/>Plan out power, manage mass</text:p>
      <text:p text:style-name="P1"/>
      <text:p text:style-name="P1"><text:tab/>Beams/Energy</text:p>
      <text:list xml:id="list450916094139678476" text:style-name="LS1">
        <text:list-item>
          <text:p text:style-name="P6">Electron-beam - (Femtopower)<text:tab/></text:p>
          <text:list>
            <text:list-item>
              <text:p text:style-name="P6">&lt;Colored lightning texture&gt;</text:p>
              <text:list>
                <text:list-item>
                  <text:p text:style-name="P6">based on beam strength<text:tab/><text:tab/></text:p>
                </text:list-item>
              </text:list>
            </text:list-item>
            <text:list-item>
              <text:p text:style-name="P6">Extreme-voltage power production used to power Femtocraft machines<text:tab/></text:p>
            </text:list-item>
            <text:list-item>
              <text:p text:style-name="P6">Particles effects will be marked in &lt;&gt;</text:p>
            </text:list-item>
          </text:list>
        </text:list-item>
      </text:list>
      <text:p text:style-name="P1"><text:tab/>Liquids</text:p>
      <text:list xml:id="list5" text:style-name="LS1">
        <text:list-item>
          <text:p text:style-name="P6">Mass (Proton beam) – (green, sparkly, ethereal)</text:p>
          <text:list>
            <text:list-item>
              <text:p text:style-name="P6">Leftover remnants, used for specific purposes.</text:p>
            </text:list-item>
          </text:list>
        </text:list-item>
      </text:list>
      <text:list xml:id="list2718372071564809948" text:style-name="LS2">
        <text:list-item>
          <text:p text:style-name="P7">Hydrogen - smoky green</text:p>
        </text:list-item>
        <text:list-item>
          <text:p text:style-name="P7">Nitrogen - smoky blue</text:p>
        </text:list-item>
        <text:list-item>
          <text:p text:style-name="P7">Oxygen - smoky white</text:p>
        </text:list-item>
        <text:list-item>
          <text:p text:style-name="P7">Liquid Hydrogen (Fuel source) - foggy green</text:p>
        </text:list-item>
        <text:list-item>
          <text:p text:style-name="P7">Liquid Nitrogen (Coolant) - foggy sky blue</text:p>
        </text:list-item>
        <text:list-item>
          <text:p text:style-name="P7">Radioactive water <text:tab/>(sickly green water)– if in world, deals small amounts of damage, <text:tab/>poisons</text:p>
        </text:list-item>
        <text:list-item>
          <text:p text:style-name="P7">Culture Fluid - dark orange</text:p>
          <text:list>
            <text:list-item>
              <text:p text:style-name="P7">for Creatures</text:p>
            </text:list-item>
          </text:list>
        </text:list-item>
      </text:list>
      <text:p text:style-name="P1"/>
      <text:p text:style-name="P1"><text:tab/>World Spawn</text:p>
      <text:list xml:id="list838956902167110434" text:style-name="LS3">
        <text:list-item>
          <text:p text:style-name="P8">Crash site<text:tab/></text:p>
          <text:list>
            <text:list-item>
              <text:p text:style-name="P8">Random “structure” on the surface of the planet, as rare as diamond, on the surface.</text:p>
            </text:list-item>
            <text:list-item>
              <text:p text:style-name="P8"><text:soft-page-break/>Provides “Unidentified Alloy” blocks, which can only be harvested with a middle-tier nanotool.<text:tab/></text:p>
            </text:list-item>
          </text:list>
        </text:list-item>
      </text:list>
      <text:p text:style-name="P1"><text:tab/>World Blocks -</text:p>
      <text:p text:style-name="P1"><text:s text:c="4"/>Resources</text:p>
      <text:list xml:id="list403017937732826947" text:style-name="LS4">
        <text:list-item>
          <text:p text:style-name="P9">Titanium</text:p>
        </text:list-item>
        <text:list-item>
          <text:p text:style-name="P9">Platinum</text:p>
        </text:list-item>
        <text:list-item>
          <text:p text:style-name="P9">Adamantium</text:p>
          <text:list>
            <text:list-item>
              <text:p text:style-name="P9">Crafted, not an Ore</text:p>
            </text:list-item>
          </text:list>
        </text:list-item>
        <text:list-item>
          <text:p text:style-name="P9">Thorium</text:p>
        </text:list-item>
        <text:list-item>
          <text:p text:style-name="P9">Farenite </text:p>
          <text:list>
            <text:list-item>
              <text:p text:style-name="P9">Green redstone</text:p>
            </text:list-item>
          </text:list>
        </text:list-item>
      </text:list>
      <text:p text:style-name="P1"><text:s text:c="4"/>Building blocks</text:p>
      <text:list xml:id="list849060772504918244" text:style-name="LS5">
        <text:list-item>
          <text:p text:style-name="P10">Nanite-infested (infused)</text:p>
          <text:list>
            <text:list-item>
              <text:p text:style-name="P10">These blocks are tough</text:p>
            </text:list-item>
            <text:list-item>
              <text:p text:style-name="P10">Removable with nano interface tool</text:p>
            </text:list-item>
            <text:list-item>
              <text:p text:style-name="P10">In order of increasing durability and resistance</text:p>
              <text:list>
                <text:list-item>
                  <text:p text:style-name="P10">Stone (nano?)</text:p>
                </text:list-item>
                <text:list-item>
                  <text:p text:style-name="P10">Titanium (quantum?)</text:p>
                </text:list-item>
                <text:list-item>
                  <text:p text:style-name="P10">Adamantium (femto?)</text:p>
                </text:list-item>
              </text:list>
            </text:list-item>
          </text:list>
        </text:list-item>
      </text:list>
      <text:p text:style-name="P1"/>
      <text:p text:style-name="P1">Equipment:</text:p>
      <text:list xml:id="list405053556262319214" text:style-name="LS6">
        <text:list-item>
          <text:p text:style-name="P11">Interface Unit</text:p>
          <text:list>
            <text:list-item>
              <text:p text:style-name="P11">Allows interaction with majority of Femtocraft modules</text:p>
            </text:list-item>
          </text:list>
        </text:list-item>
        <text:list-item>
          <text:p text:style-name="P11">Femtotech Interface Module</text:p>
          <text:list>
            <text:list-item>
              <text:p text:style-name="P11">Allows full interaction with Femtocraft<text:tab/></text:p>
            </text:list-item>
            <text:list-item>
              <text:p text:style-name="P11">Uses Femtopower</text:p>
            </text:list-item>
          </text:list>
        </text:list-item>
      </text:list>
      <text:list xml:id="list820550567363368623" text:style-name="LS7">
        <text:list-item>
          <text:p text:style-name="P12">Tier 1 / 2 / 3 Armors</text:p>
        </text:list-item>
        <text:list-item>
          <text:p text:style-name="P12">Proton Rifle</text:p>
          <text:list>
            <text:list-item>
              <text:p text:style-name="P12">Left-click → Deals damage, sets targets on fire, sets fire to blocks it hits</text:p>
              <text:list>
                <text:list-item>
                  <text:p text:style-name="P12">&lt;green lightning out&gt;</text:p>
                </text:list-item>
              </text:list>
            </text:list-item>
            <text:list-item>
              <text:p text:style-name="P12">Right-click → <text:tab/>Destroys blocks at range, automatically collects block into <text:tab/><text:tab/>inventory</text:p>
              <text:list>
                <text:list-item>
                  <text:p text:style-name="P12">&lt;green lightning in&gt;</text:p>
                </text:list-item>
              </text:list>
            </text:list-item>
            <text:list-item>
              <text:p text:style-name="P12">uses Femtopower</text:p>
            </text:list-item>
          </text:list>
        </text:list-item>
        <text:list-item>
          <text:p text:style-name="P12">X-ray goggles</text:p>
          <text:list>
            <text:list-item>
              <text:p text:style-name="P12">Can search for specific blocks, or sets of blocks. </text:p>
            </text:list-item>
          </text:list>
        </text:list-item>
        <text:list-item>
          <text:p text:style-name="P12">Teleport links</text:p>
        </text:list-item>
      </text:list>
      <text:p text:style-name="P1"/>
      <text:p text:style-name="P1">Craftables:</text:p>
      <text:list xml:id="list4906425580076386270" text:style-name="LS8">
        <text:list-item>
          <text:p text:style-name="P13">Micromods </text:p>
          <text:list>
            <text:list-item>
              <text:p text:style-name="P13">Modifications for Femtocraft tier 1 machines</text:p>
            </text:list-item>
            <text:list-item>
              <text:p text:style-name="P13">Placed as blocks in world</text:p>
              <text:list>
                <text:list-item>
                  <text:p text:style-name="P13">Mod-list<text:tab/></text:p>
                  <text:list>
                    <text:list-item>
                      <text:p text:style-name="P13">Item receiver <text:tab/><text:tab/><text:tab/><text:tab/><text:tab/></text:p>
                      <text:list>
                        <text:list-item>
                          <text:p text:style-name="P13">receives items from item teleporters<text:tab/><text:tab/><text:tab/><text:tab/></text:p>
                        </text:list-item>
                        <text:list-item>
                          <text:p text:style-name="P13"><text:soft-page-break/>automatically <text:tab/>inserts into machine in direction receiver is facing, into that facing<text:tab/></text:p>
                        </text:list-item>
                      </text:list>
                    </text:list-item>
                    <text:list-item>
                      <text:p text:style-name="P13">Item teleporter<text:tab/></text:p>
                      <text:list>
                        <text:list-item>
                          <text:p text:style-name="P13">teleports items to item receivers<text:tab/><text:tab/></text:p>
                        </text:list-item>
                        <text:list-item>
                          <text:p text:style-name="P13">automatically draws items from machine teleporter is facing, from facing it is touching<text:tab/><text:tab/><text:tab/><text:tab/></text:p>
                        </text:list-item>
                      </text:list>
                    </text:list-item>
                    <text:list-item>
                      <text:p text:style-name="P13">Femtopower receiver<text:tab/><text:tab/></text:p>
                      <text:list>
                        <text:list-item>
                          <text:p text:style-name="P13">Receives Femtopower from Femtopower broadcast node</text:p>
                        </text:list-item>
                        <text:list-item>
                          <text:p text:style-name="P13">Supplies power to machine receiver is facing<text:tab/><text:tab/></text:p>
                        </text:list-item>
                      </text:list>
                    </text:list-item>
                  </text:list>
                </text:list-item>
              </text:list>
            </text:list-item>
          </text:list>
        </text:list-item>
        <text:list-item>
          <text:p text:style-name="P13">Nanomods</text:p>
          <text:list>
            <text:list-item>
              <text:p text:style-name="P13">Modifications for Femtocraft tier 2 machines</text:p>
            </text:list-item>
            <text:list-item>
              <text:p text:style-name="P13">Items inserted into machines</text:p>
              <text:list>
                <text:list-item>
                  <text:p text:style-name="P13">Machine has slot above/below/to side of normal slots<text:tab/><text:tab/></text:p>
                </text:list-item>
                <text:list-item>
                  <text:p text:style-name="P13">Thus, item receiver can be placed above input slot, item teleporter to side of output slot, Femtopower receiver below power supplier slot.</text:p>
                </text:list-item>
                <text:list-item>
                  <text:p text:style-name="P13">Each item inserted into machine adds Micromod interface into machine interface, allowing for easy changes to machine mod numbers (such as teleporter channels)</text:p>
                </text:list-item>
              </text:list>
            </text:list-item>
          </text:list>
        </text:list-item>
        <text:list-item>
          <text:p text:style-name="P13">Femtomods are built into tier 3 machines already</text:p>
        </text:list-item>
      </text:list>
      <text:p text:style-name="P1"/>
      <text:p text:style-name="P1">Blocks:</text:p>
      <text:p text:style-name="P1">Tier 1</text:p>
      <text:list xml:id="list3132804899876972111" text:style-name="LS9">
        <text:list-item>
          <text:p text:style-name="P14">Hydrogen scoop<text:tab/></text:p>
          <text:list>
            <text:list-item>
              <text:p text:style-name="P14">Generates hydrogen, slowly. Rate increases by number of open slots in 3x3x3 cube <text:tab/>centered, above scoop.</text:p>
            </text:list-item>
          </text:list>
        </text:list-item>
        <text:list-item>
          <text:p text:style-name="P14">Oxygen scoop</text:p>
          <text:list>
            <text:list-item>
              <text:p text:style-name="P14">Generates oxygen, slowly.</text:p>
            </text:list-item>
          </text:list>
        </text:list-item>
        <text:list-item>
          <text:p text:style-name="P14">Electrolyzer</text:p>
          <text:list>
            <text:list-item>
              <text:p text:style-name="P14">Accepts water</text:p>
            </text:list-item>
            <text:list-item>
              <text:p text:style-name="P14">Outputs Hydrogen, Oxygen</text:p>
            </text:list-item>
            <text:list-item>
              <text:p text:style-name="P14">If placed in water, outputs small amount of both without requiring water to be pumped in, more based on # source blocks around. <text:s/>With 4 source blocks (2 outputs for oxygen/hydrogen), puts out 50% of direct pump in, without consuming water.</text:p>
            </text:list-item>
            <text:list-item>
              <text:p text:style-name="P14">Requires power if not placed in water</text:p>
            </text:list-item>
          </text:list>
        </text:list-item>
        <text:list-item>
          <text:p text:style-name="P14">Hydrogen Fuel Cell</text:p>
          <text:list>
            <text:list-item>
              <text:p text:style-name="P14">Accepts gas or liquid (hydrogen)</text:p>
              <text:list>
                <text:list-item>
                  <text:p text:style-name="P14">Liquid generates a lot more</text:p>
                </text:list-item>
              </text:list>
            </text:list-item>
            <text:list-item>
              <text:p text:style-name="P14">Accept oxygen</text:p>
            </text:list-item>
            <text:list-item>
              <text:p text:style-name="P14">Produces water</text:p>
            </text:list-item>
          </text:list>
        </text:list-item>
        <text:list-item>
          <text:p text:style-name="P14">Farenite Capacitor</text:p>
          <text:list>
            <text:list-item>
              <text:p text:style-name="P14">Multiblock power storage</text:p>
            </text:list-item>
            <text:list-item>
              <text:p text:style-name="P14">Individual pieces also retain their charge for easy transportation.</text:p>
            </text:list-item>
          </text:list>
        </text:list-item>
        <text:list-item>
          <text:p text:style-name="P14">Farenite Cable</text:p>
        </text:list-item>
        <text:list-item>
          <text:p text:style-name="P14"><text:soft-page-break/>Micro Cube</text:p>
          <text:list>
            <text:list-item>
              <text:p text:style-name="P14">Single block Power Storage structure</text:p>
            </text:list-item>
            <text:list-item>
              <text:p text:style-name="P14">Center block of each side can be changed to be input/output</text:p>
              <text:list>
                <text:list-item>
                  <text:p text:style-name="P14">Input always treated as 0% filled.</text:p>
                </text:list-item>
                <text:list-item>
                  <text:p text:style-name="P14">Output always treated as 100% filled.</text:p>
                </text:list-item>
              </text:list>
            </text:list-item>
            <text:list-item>
              <text:p text:style-name="P14">Can interact with Micromods</text:p>
            </text:list-item>
          </text:list>
        </text:list-item>
        <text:list-item>
          <text:p text:style-name="P14">Micromods</text:p>
        </text:list-item>
        <text:list-item>
          <text:p text:style-name="P14">Vacuum Pump</text:p>
          <text:list>
            <text:list-item>
              <text:p text:style-name="P14">Accepts empty containers</text:p>
            </text:list-item>
            <text:list-item>
              <text:p text:style-name="P14">Fills them with vacuum</text:p>
            </text:list-item>
            <text:list-item>
              <text:p text:style-name="P14">Outputs small amount of oxygen</text:p>
            </text:list-item>
          </text:list>
        </text:list-item>
        <text:list-item>
          <text:p text:style-name="P14">Vacuum Tubes</text:p>
          <text:list>
            <text:list-item>
              <text:p text:style-name="P14">Item</text:p>
            </text:list-item>
          </text:list>
        </text:list-item>
        <text:list-item>
          <text:p text:style-name="P14">Suction Tubes</text:p>
          <text:list>
            <text:list-item>
              <text:p text:style-name="P14">Liquid</text:p>
              <text:list>
                <text:list-item>
                  <text:p text:style-name="P14">Basically equivalent to gold Buildcraft pipes</text:p>
                  <text:list>
                    <text:list-item>
                      <text:p text:style-name="P14">Pump water to lowest pressure (empty space)</text:p>
                    </text:list-item>
                  </text:list>
                </text:list-item>
                <text:list-item>
                  <text:p text:style-name="P14">Follows connection rules of liquiduct</text:p>
                  <text:list>
                    <text:list-item>
                      <text:p text:style-name="P14">Will connect to other pipes of same liquid</text:p>
                    </text:list-item>
                    <text:list-item>
                      <text:p text:style-name="P14">Otherwise, user must right click face that faces a pipe with a liquid to connect</text:p>
                    </text:list-item>
                  </text:list>
                </text:list-item>
              </text:list>
            </text:list-item>
          </text:list>
        </text:list-item>
        <text:list-item>
          <text:p text:style-name="P14">Multi-Tubes</text:p>
          <text:list>
            <text:list-item>
              <text:p text:style-name="P14">Shift-rightclicking a suction tube, while holding a suction tube, turns activated suction tube into a multi-tube, which has two liquid tanks. <text:s/>Follows connection rules of liquiduct. <text:s/>Pipes work independently of each other except that Pipes have to hold different liquids.</text:p>
            </text:list-item>
            <text:list-item>
              <text:p text:style-name="P14">Allows two liquids to transport to the same block with 1 connection</text:p>
            </text:list-item>
            <text:list-item>
              <text:p text:style-name="P14">Allows transfer into/out of a block of different liquids with 1 conneciton</text:p>
            </text:list-item>
          </text:list>
        </text:list-item>
        <text:list-item>
          <text:p text:style-name="P14">Vacuum Relay</text:p>
          <text:list>
            <text:list-item>
              <text:p text:style-name="P14">Buffer for items from suction pipes.</text:p>
            </text:list-item>
            <text:list-item>
              <text:p text:style-name="P14">Capability of specifying which sides are input/output</text:p>
            </text:list-item>
            <text:list-item>
              <text:p text:style-name="P14">Can split up inventory dependant on sides</text:p>
            </text:list-item>
          </text:list>
        </text:list-item>
      </text:list>
      <text:p text:style-name="P1">Tier 2</text:p>
      <text:list xml:id="list113" text:style-name="LS9">
        <text:list-item>
          <text:p text:style-name="P14">Fission Reactor housing</text:p>
          <text:list>
            <text:list-item>
              <text:p text:style-name="P14">Multiblock power generator</text:p>
            </text:list-item>
          </text:list>
        </text:list-item>
        <text:list-item>
          <text:p text:style-name="P14">Nanoweave Conduit</text:p>
          <text:list>
            <text:list-item>
              <text:p text:style-name="P14">Power transfer</text:p>
            </text:list-item>
          </text:list>
        </text:list-item>
        <text:list-item>
          <text:p text:style-name="P14">Nano Cube</text:p>
          <text:list>
            <text:list-item>
              <text:p text:style-name="P14">3x3 Power Storage Structure</text:p>
            </text:list-item>
            <text:list-item>
              <text:p text:style-name="P14">Basically same as prev. <text:s/>GUI contains slots for Nanomods</text:p>
            </text:list-item>
          </text:list>
        </text:list-item>
        <text:list-item>
          <text:p text:style-name="P14">Liquid Decontamination Tank</text:p>
          <text:list>
            <text:list-item>
              <text:p text:style-name="P14">Approx. 3 per Fission reactor for full throughput</text:p>
            </text:list-item>
            <text:list-item>
              <text:p text:style-name="P14">Holds contaminated water. <text:tab/><text:tab/></text:p>
            </text:list-item>
            <text:list-item>
              <text:p text:style-name="P14">Slowly outputs regular water.</text:p>
            </text:list-item>
            <text:list-item>
              <text:p text:style-name="P14">Produces very small amounts of mass.</text:p>
            </text:list-item>
          </text:list>
        </text:list-item>
        <text:list-item>
          <text:p text:style-name="P14">Expanding Gel</text:p>
          <text:list>
            <text:list-item>
              <text:p text:style-name="P14"><text:soft-page-break/>Treated like TNT, set using Nanotech Interface Module</text:p>
            </text:list-item>
            <text:list-item>
              <text:p text:style-name="P14">After setting height, area, and timer, trigger</text:p>
              <text:list>
                <text:list-item>
                  <text:p text:style-name="P14">After timer, fills an area of UP TO area (centered on itself), and height of UP TO height<text:tab/><text:tab/></text:p>
                  <text:list>
                    <text:list-item>
                      <text:p text:style-name="P14">Fills up air, water, water source, lava, lava source<text:tab/><text:tab/></text:p>
                    </text:list-item>
                  </text:list>
                </text:list-item>
                <text:list-item>
                  <text:p text:style-name="P14">Expanding gel is clear, fire retardant, and blast resistant.<text:tab/></text:p>
                </text:list-item>
                <text:list-item>
                  <text:p text:style-name="P14">Can be dug up with shovel easily, resistant to anything else</text:p>
                </text:list-item>
              </text:list>
            </text:list-item>
          </text:list>
        </text:list-item>
        <text:list-item>
          <text:p text:style-name="P14">Proton Flare</text:p>
          <text:list>
            <text:list-item>
              <text:p text:style-name="P14">Made in Nano-furnace with Mass (Proton beam)</text:p>
            </text:list-item>
            <text:list-item>
              <text:p text:style-name="P14">Produces light level 15.</text:p>
            </text:list-item>
            <text:list-item>
              <text:p text:style-name="P14">Keeps chunk loaded (configurable)</text:p>
            </text:list-item>
            <text:list-item>
              <text:p text:style-name="P14">Marks location for Personal teleportation</text:p>
            </text:list-item>
          </text:list>
        </text:list-item>
        <text:list-item>
          <text:p text:style-name="P14">Super-chiller</text:p>
          <text:list>
            <text:list-item>
              <text:p text:style-name="P14">Takes in a gas, outputs Liquid version of said gas. Requires ice + power to function. <text:s/>Ice only consumed to initially chill machine - once chilled and powered, no further ice is consumed unless unpowered and needs further chilling.</text:p>
            </text:list-item>
          </text:list>
        </text:list-item>
        <text:list-item>
          <text:p text:style-name="P14">Information Cabling</text:p>
          <text:list>
            <text:list-item>
              <text:p text:style-name="P14">If connected from a machine to a supercomputer, lets the supercomputer acquire information about the machine, such as but not limited to</text:p>
              <text:list>
                <text:list-item>
                  <text:p text:style-name="P14">Power</text:p>
                </text:list-item>
                <text:list-item>
                  <text:p text:style-name="P14">Current inventory (cannot manipulate at range)</text:p>
                </text:list-item>
                <text:list-item>
                  <text:p text:style-name="P14">Frequencies (for receiving/outputing items, if currently has nanomods, or is a femto-tier machine) <text:s/>- can manipulate</text:p>
                </text:list-item>
                <text:list-item>
                  <text:p text:style-name="P14">Whether it is activated or not.</text:p>
                </text:list-item>
              </text:list>
            </text:list-item>
          </text:list>
        </text:list-item>
        <text:list-item>
          <text:p text:style-name="P14">Organic Decompositioner</text:p>
          <text:list>
            <text:list-item>
              <text:p text:style-name="P14">Takes food, turns into Liquid Sustenance</text:p>
            </text:list-item>
          </text:list>
        </text:list-item>
        <text:list-item>
          <text:p text:style-name="P14">Nanite Infuser</text:p>
          <text:list>
            <text:list-item>
              <text:p text:style-name="P14">Infuses nanites into semi-permanent effects on players</text:p>
              <text:list>
                <text:list-item>
                  <text:p text:style-name="P14">These effects go away when the player dies</text:p>
                </text:list-item>
              </text:list>
            </text:list-item>
            <text:list-item>
              <text:p text:style-name="P14">Requires 75% power to function.</text:p>
            </text:list-item>
            <text:list-item>
              <text:p text:style-name="P14">Drains equivalent of 75% of power over the course of the infusion.</text:p>
            </text:list-item>
          </text:list>
        </text:list-item>
        <text:list-item>
          <text:p text:style-name="P14">Teleportation Receiver Chamber</text:p>
          <text:list>
            <text:list-item>
              <text:p text:style-name="P14">Receiver of teleportation events / Takes players to be teleported</text:p>
            </text:list-item>
            <text:list-item>
              <text:p text:style-name="P14">Can only house 1 player at a time</text:p>
            </text:list-item>
            <text:list-item>
              <text:p text:style-name="P14">Must be chunk loaded to work</text:p>
              <text:list>
                <text:list-item>
                  <text:p text:style-name="P14">Further restriction on teleportation</text:p>
                </text:list-item>
              </text:list>
            </text:list-item>
            <text:list-item>
              <text:p text:style-name="P14">Requires 75% power to function</text:p>
              <text:list>
                <text:list-item>
                  <text:p text:style-name="P14">75% of maximum power drained instantaneously upon sending/receiving players.</text:p>
                </text:list-item>
                <text:list-item>
                  <text:p text:style-name="P14">Will block teleports back if below 75%, but does not guarantee safety.</text:p>
                </text:list-item>
                <text:list-item>
                  <text:p text:style-name="P14">Simultaneous teleportations cause Cellular Misalignment status on all involved parties.</text:p>
                  <text:list>
                    <text:list-item>
                      <text:p text:style-name="P14">Applied when extra parties are received</text:p>
                    </text:list-item>
                    <text:list-item>
                      <text:p text:style-name="P14">Hopefully they have enough Nanite Infusers to survive</text:p>
                    </text:list-item>
                    <text:list-item>
                      <text:p text:style-name="P14">Hopefully those Nanite Infusers still have power after the teleportation Overdraw to the system &gt;:)</text:p>
                    </text:list-item>
                  </text:list>
                </text:list-item>
              </text:list>
            </text:list-item>
          </text:list>
        </text:list-item>
      </text:list>
      <text:p text:style-name="P1"><text:soft-page-break/>Tier 3</text:p>
      <text:list xml:id="list164" text:style-name="LS9">
        <text:list-item>
          <text:p text:style-name="P14">Fusion Reactor housing</text:p>
          <text:list>
            <text:list-item>
              <text:p text:style-name="P14">Multiblock power generator</text:p>
            </text:list-item>
          </text:list>
        </text:list-item>
        <text:list-item>
          <text:p text:style-name="P14">Femtocube</text:p>
          <text:list>
            <text:list-item>
              <text:p text:style-name="P14">5x5 Power Storage Structure</text:p>
              <text:list>
                <text:list-item>
                  <text:p text:style-name="P14">Same as other cubes</text:p>
                </text:list-item>
                <text:list-item>
                  <text:p text:style-name="P14">Built in Femtomods</text:p>
                </text:list-item>
              </text:list>
            </text:list-item>
          </text:list>
        </text:list-item>
        <text:list-item>
          <text:p text:style-name="P14">Nitrogen Scoop</text:p>
          <text:list>
            <text:list-item>
              <text:p text:style-name="P14">Goes by same rules as hydrogen scoop, but generates Nitrogen</text:p>
            </text:list-item>
          </text:list>
        </text:list-item>
        <text:list-item>
          <text:p text:style-name="P14">Nitrogen Generator</text:p>
          <text:list>
            <text:list-item>
              <text:p text:style-name="P14">Requires power, but generates hydrogen</text:p>
            </text:list-item>
          </text:list>
        </text:list-item>
      </text:list>
      <text:p text:style-name="P3">Tier 4</text:p>
      <text:list xml:id="list4846905219007229643" text:style-name="LS10">
        <text:list-item>
          <text:p text:style-name="P15">Void Cube</text:p>
          <text:list>
            <text:list-item>
              <text:p text:style-name="P15">7x7 Power Storage Structure (Unidentified Alloy used in construction)</text:p>
            </text:list-item>
          </text:list>
        </text:list-item>
      </text:list>
      <text:p text:style-name="P1"/>
      <text:p text:style-name="P1">Femtopower Providers:</text:p>
      <text:p text:style-name="P1">Tier 1</text:p>
      <text:list xml:id="list176" text:style-name="LS9">
        <text:list-item>
          <text:p text:style-name="P14">Hydrogen Fuel Cell</text:p>
          <text:list>
            <text:list-item>
              <text:p text:style-name="P14">Accepts Hydrogen</text:p>
            </text:list-item>
            <text:list-item>
              <text:p text:style-name="P14">Accepts Oxygen</text:p>
            </text:list-item>
            <text:list-item>
              <text:p text:style-name="P14">Produces Femtopower</text:p>
            </text:list-item>
            <text:list-item>
              <text:p text:style-name="P14">Can be multi-blocked</text:p>
              <text:list>
                <text:list-item>
                  <text:p text:style-name="P14">Each additional block increases fuel draw by 50% to increase power generation by 75%</text:p>
                </text:list-item>
              </text:list>
            </text:list-item>
          </text:list>
        </text:list-item>
        <text:list-item>
          <text:p text:style-name="P14">Farenite Capacitor</text:p>
          <text:list>
            <text:list-item>
              <text:p text:style-name="P14">Mobile storage</text:p>
            </text:list-item>
            <text:list-item>
              <text:p text:style-name="P14">Stores Femtopower</text:p>
            </text:list-item>
            <text:list-item>
              <text:p text:style-name="P14">Placed as a block</text:p>
              <text:list>
                <text:list-item>
                  <text:p text:style-name="P14">Can be picked up and keeps storage</text:p>
                </text:list-item>
                <text:list-item>
                  <text:p text:style-name="P14">Can be multi-blocked in stacks</text:p>
                  <text:list>
                    <text:list-item>
                      <text:p text:style-name="P14">Stack evenly distributes power/pulls evenly</text:p>
                    </text:list-item>
                  </text:list>
                </text:list-item>
              </text:list>
            </text:list-item>
          </text:list>
        </text:list-item>
      </text:list>
      <text:p text:style-name="P1">Tier 2</text:p>
      <text:list xml:id="list1598399176366392107" text:style-name="LS11">
        <text:list-item>
          <text:p text:style-name="P16">Nuclear Fission Reactor</text:p>
          <text:list>
            <text:list-item>
              <text:p text:style-name="P16">'Basic' supplier of Femtopower</text:p>
            </text:list-item>
            <text:list-item>
              <text:p text:style-name="P16">Uses Reactor Housing block to create outside of generator</text:p>
            </text:list-item>
            <text:list-item>
              <text:p text:style-name="P16">Inside is reactor</text:p>
            </text:list-item>
            <text:list-item>
              <text:p text:style-name="P16">Micromods place-able inside reactor <text:tab/><text:tab/></text:p>
            </text:list-item>
            <text:list-item>
              <text:p text:style-name="P16">1 reactor enough for approximately 10 tier 1 furnaces/assemblers, 2 tier 2 <text:tab/><text:tab/>furnaces/assemblers, 1 3x3 anti-gravity field</text:p>
            </text:list-item>
            <text:list-item>
              <text:p text:style-name="P16">Requires - Thorium</text:p>
            </text:list-item>
            <text:list-item>
              <text:p text:style-name="P16">Requires Water<text:tab/></text:p>
            </text:list-item>
            <text:list-item>
              <text:p text:style-name="P16">Produces Femtopower<text:tab/></text:p>
            </text:list-item>
            <text:list-item>
              <text:p text:style-name="P16">Produces some Mass<text:tab/><text:tab/></text:p>
            </text:list-item>
            <text:list-item>
              <text:p text:style-name="P16">Produces Radioactive Water</text:p>
            </text:list-item>
          </text:list>
        </text:list-item>
        <text:list-item>
          <text:p text:style-name="P16">Femtopower Broadcast Node (Tesla-coil ish look)</text:p>
          <text:list>
            <text:list-item>
              <text:p text:style-name="P16">Powered by Femtopower</text:p>
            </text:list-item>
            <text:list-item>
              <text:p text:style-name="P16"><text:soft-page-break/>Has internal power storage<text:tab/></text:p>
            </text:list-item>
            <text:list-item>
              <text:p text:style-name="P16">Generates a field of Femtopower – any Femtopowered machines with the appropriate mod(micro or nano) can drain power from the node<text:tab/></text:p>
              <text:list>
                <text:list-item>
                  <text:p text:style-name="P16">&lt;Green lightning shoots from top of node to machine&gt;<text:tab/></text:p>
                </text:list-item>
              </text:list>
            </text:list-item>
            <text:list-item>
              <text:p text:style-name="P16">All Femto-powered tools of any players in range are automatically charged</text:p>
            </text:list-item>
          </text:list>
        </text:list-item>
      </text:list>
      <text:p text:style-name="P1">Tier 3</text:p>
      <text:list xml:id="list3019376936152162543" text:style-name="LS12">
        <text:list-item>
          <text:p text:style-name="P17">Fusion Reactor<text:tab/></text:p>
          <text:list>
            <text:list-item>
              <text:p text:style-name="P17">Uses heat<text:tab/></text:p>
            </text:list-item>
            <text:list-item>
              <text:p text:style-name="P17">Takes Liquid Nitrogen<text:tab/></text:p>
            </text:list-item>
            <text:list-item>
              <text:p text:style-name="P17">Takes Liquid Hydrogen<text:tab/></text:p>
            </text:list-item>
            <text:list-item>
              <text:p text:style-name="P17">Can take any Item<text:tab/></text:p>
            </text:list-item>
            <text:list-item>
              <text:p text:style-name="P17">Outputs Radioactive Water<text:tab/></text:p>
            </text:list-item>
            <text:list-item>
              <text:p text:style-name="P17">Outputs Power!<text:tab/></text:p>
            </text:list-item>
            <text:list-item>
              <text:p text:style-name="P17">Outputs Mass!<text:tab/></text:p>
            </text:list-item>
            <text:list-item>
              <text:p text:style-name="P17">Any item pumped/thrown in generates some power and mass and lots of heat.</text:p>
            </text:list-item>
          </text:list>
        </text:list-item>
        <text:list-item>
          <text:p text:style-name="P17">Latticed Quantum Node (Tier 3)<text:tab/></text:p>
          <text:list>
            <text:list-item>
              <text:p text:style-name="P17">Powered by Femtopower<text:tab/></text:p>
            </text:list-item>
            <text:list-item>
              <text:p text:style-name="P17">Huge internal storage<text:tab/></text:p>
            </text:list-item>
            <text:list-item>
              <text:p text:style-name="P17">Generates field of Femtopower<text:tab/></text:p>
            </text:list-item>
            <text:list-item>
              <text:p text:style-name="P17">Refills tools<text:tab/></text:p>
            </text:list-item>
            <text:list-item>
              <text:p text:style-name="P17">Module-based</text:p>
              <text:list>
                <text:list-item>
                  <text:p text:style-name="P17">Power Distribution Module</text:p>
                  <text:list>
                    <text:list-item>
                      <text:p text:style-name="P17">Can be hooked into two separate networks<text:tab/></text:p>
                      <text:list>
                        <text:list-item>
                          <text:p text:style-name="P17">Can transport power between Quantum Nodes, in Send/Receive/Balance modes</text:p>
                        </text:list-item>
                      </text:list>
                    </text:list-item>
                  </text:list>
                </text:list-item>
                <text:list-item>
                  <text:p text:style-name="P17">Quantum Tunneling Module<text:tab/></text:p>
                  <text:list>
                    <text:list-item>
                      <text:p text:style-name="P17">Has separate teleportation link network<text:tab/></text:p>
                      <text:list>
                        <text:list-item>
                          <text:p text:style-name="P17">Only owning player can configure.<text:tab/><text:tab/></text:p>
                          <text:list>
                            <text:list-item>
                              <text:p text:style-name="P17">Or if using Quantum Tunneler made by owning player, configured to public/private/ID.<text:tab/><text:tab/></text:p>
                              <text:list>
                                <text:list-item>
                                  <text:p text:style-name="P17">As in, if ID'd, can only add or remove Private teleporters to network (by using <text:tab/><text:tab/><text:tab/><text:tab/><text:tab/>tunneler)</text:p>
                                </text:list-item>
                                <text:list-item>
                                  <text:p text:style-name="P17">default private, if public, can add teleporters anyone can use.<text:tab/><text:tab/><text:tab/><text:tab/></text:p>
                                </text:list-item>
                              </text:list>
                            </text:list-item>
                          </text:list>
                        </text:list-item>
                        <text:list-item>
                          <text:p text:style-name="P17">ID based <text:tab/><text:tab/><text:tab/></text:p>
                        </text:list-item>
                        <text:list-item>
                          <text:p text:style-name="P17">Attempts to generate map texture like Minecraft map, marks linked teleporter nodes on map. Clicking a node teleports the player to said node in a flash of Femtopower lightning.</text:p>
                        </text:list-item>
                        <text:list-item>
                          <text:p text:style-name="P17">Node can be public or private to player, and open to all ID s or to specific ones only</text:p>
                          <text:list>
                            <text:list-item>
                              <text:p text:style-name="P17"><text:soft-page-break/>i.e. one I.D. For secure room outside base, where players pass through security system (to be made yet)<text:tab/><text:tab/><text:tab/></text:p>
                            </text:list-item>
                            <text:list-item>
                              <text:p text:style-name="P17">Private, ID'd one for inter-base teleportation.<text:tab/></text:p>
                            </text:list-item>
                          </text:list>
                        </text:list-item>
                      </text:list>
                    </text:list-item>
                    <text:list-item>
                      <text:p text:style-name="P17">WARNING ABOUT TELEPORTATION:</text:p>
                      <text:list>
                        <text:list-item>
                          <text:p text:style-name="P17">Must not be OP</text:p>
                        </text:list-item>
                        <text:list-item>
                          <text:p text:style-name="P17">Thus - Strict set of rules</text:p>
                          <text:list>
                            <text:list-item>
                              <text:p text:style-name="P17">5 second teleportation duration</text:p>
                              <text:list>
                                <text:list-item>
                                  <text:p text:style-name="P17">If no movement during 5 seconds, all’s well</text:p>
                                </text:list-item>
                                <text:list-item>
                                  <text:p text:style-name="P17">Instant movement happens for any reason - several problems occur</text:p>
                                  <text:list>
                                    <text:list-item>
                                      <text:p text:style-name="P17">Device starts beeping</text:p>
                                    </text:list-item>
                                    <text:list-item>
                                      <text:p text:style-name="P17">Teleportation sound becomes distorted and ‘dirty’</text:p>
                                    </text:list-item>
                                    <text:list-item>
                                      <text:p text:style-name="P17">Player immediately loses all food bars, becomes poisoned, intoxicated, blind, slowed</text:p>
                                    </text:list-item>
                                    <text:list-item>
                                      <text:p text:style-name="P17">When player finishes teleportation, is greeted with warning alarm and “Warning: Cellular Misalignment” voice</text:p>
                                    </text:list-item>
                                    <text:list-item>
                                      <text:p text:style-name="P17">Player must make his way to a Nanite Infuser for Cellular Reconstruction to end effect, or he dies.</text:p>
                                    </text:list-item>
                                    <text:list-item>
                                      <text:p text:style-name="P17">If cells realigned, player receives full health - no food bars.</text:p>
                                    </text:list-item>
                                  </text:list>
                                </text:list-item>
                              </text:list>
                            </text:list-item>
                          </text:list>
                        </text:list-item>
                      </text:list>
                    </text:list-item>
                  </text:list>
                </text:list-item>
              </text:list>
            </text:list-item>
          </text:list>
        </text:list-item>
      </text:list>
      <text:p text:style-name="P1"/>
      <text:p text:style-name="P1">Power Framework</text:p>
      <text:p text:style-name="P1">3 tiers of power</text:p>
      <text:p text:style-name="P1"/>
      <text:p text:style-name="P1">Implementation: 3 classes</text:p>
      <text:list xml:id="list4131265416393023237" text:style-name="LS13">
        <text:list-item>
          <text:p text:style-name="P18">Generator</text:p>
          <text:list>
            <text:list-item>
              <text:p text:style-name="P18">Pushes power generation into adjacent Wires (pushes into least filled, by %, in increasing order, until power output/tick output - will not output if all wires at 100%)</text:p>
            </text:list-item>
          </text:list>
        </text:list-item>
        <text:list-item>
          <text:p text:style-name="P18">Receiver</text:p>
          <text:list>
            <text:list-item>
              <text:p text:style-name="P18">Pulls power directly from adjacent Wires (pulls from most filled, by %, in decreasing order, until power quota/tick received)</text:p>
            </text:list-item>
          </text:list>
        </text:list-item>
        <text:list-item>
          <text:p text:style-name="P18">Wire</text:p>
          <text:list>
            <text:list-item>
              <text:p text:style-name="P18">Has small internal buffer (increases by tier)</text:p>
            </text:list-item>
            <text:list-item>
              <text:p text:style-name="P18">Every tick, finds adjacent wires</text:p>
              <text:list>
                <text:list-item>
                  <text:p text:style-name="P18">Fills up lowest % adjacent wire until no adjacent wires have lower % power than current wire (within intentional 1% margin of error)</text:p>
                  <text:list>
                    <text:list-item>
                      <text:p text:style-name="P18">This margin is to promote renewing distribution with storage - 100 blocks away is .99^100 ~= .366032 % full.</text:p>
                    </text:list-item>
                  </text:list>
                </text:list-item>
              </text:list>
            </text:list-item>
          </text:list>
        </text:list-item>
      </text:list>
      <text:p text:style-name="P1"><text:soft-page-break/></text:p>
      <text:p text:style-name="P1"/>
      <text:p text:style-name="P1"/>
      <text:p text:style-name="P1">Machines:</text:p>
      <text:p text:style-name="P1">All Femtopower machines have a ‘charge-up’ mechanic.</text:p>
      <text:p text:style-name="P1">**WORKING IDEA**</text:p>
      <text:p text:style-name="P1">They request power at 3x running rate, until they are ‘operative’.</text:p>
      <text:p text:style-name="P1">If not currently ‘operative’, needs to get to 25% power. <text:s/>At this point, half their current power storage is consumed to put the machine into ‘operative’ mode, consuming .5x running rate to stay in this mode. <text:s/>If at any time, an ‘operative’ machine drops below 25% power, it becomes ‘inoperative’.</text:p>
      <text:p text:style-name="P1">By default machines attempt to draw power, and go into ‘operative’ mode. <text:s/>If a redstone signal is applied, the machine immediately becomes inoperative and attemps to dump its power, down to 25%. <text:s/>If machine is inoperative this way, and then becomes reoperative, if it’s power isn’t above 50%, it requires a ‘reboot’, which is consuming half its current power storage, as per normal.</text:p>
      <text:p text:style-name="P1">Machines turned inoperative by redstone don’t request/accept power.</text:p>
      <text:p text:style-name="P1">Machines with 1 shot affects (Teleporters, etc.) <text:s/>Require 75% power or more to activate.</text:p>
      <text:p text:style-name="P1"/>
      <text:p text:style-name="P1">All machines will eventually have configurable facings, like Thermal Expansion machines</text:p>
      <text:p text:style-name="P1"/>
      <text:p text:style-name="P1">All machines that generate/require mass will have a mass tank</text:p>
      <text:p text:style-name="P3"/>
      <text:p text:style-name="P3">Disassembler(Tier 0)</text:p>
      <text:list xml:id="list5011990659704554628" text:style-name="LS14">
        <text:list-item>
          <text:p text:style-name="P19">Disassemble Femtocraft specific recipes to produce building blocks for Tier 1</text:p>
        </text:list-item>
      </text:list>
      <text:p text:style-name="P3"/>
      <text:list xml:id="list4911397015347052473" text:style-name="LS15">
        <text:list-item>
          <text:p text:style-name="P20">Microtech Energizer(Tier 1)</text:p>
          <text:list>
            <text:list-item>
              <text:p text:style-name="P20">Smelts <text:span text:style-name="T2">very</text:span> fast</text:p>
            </text:list-item>
            <text:list-item>
              <text:p text:style-name="P20">Uses Femtopower<text:tab/></text:p>
            </text:list-item>
            <text:list-item>
              <text:p text:style-name="P20">Produces a small amount of Mass</text:p>
            </text:list-item>
          </text:list>
        </text:list-item>
        <text:list-item>
          <text:p text:style-name="P20">Microtech Assembler(Tier 1)</text:p>
          <text:list>
            <text:list-item>
              <text:p text:style-name="P20">Used to make tier 1 Femtocraft craftables<text:tab/></text:p>
            </text:list-item>
            <text:list-item>
              <text:p text:style-name="P20">Uses Femtopower</text:p>
            </text:list-item>
            <text:list-item>
              <text:p text:style-name="P20">Some recipes may require mass</text:p>
            </text:list-item>
          </text:list>
        </text:list-item>
        <text:list-item>
          <text:p text:style-name="P20">Microtech Deconstructor(Tier 1)</text:p>
          <text:list>
            <text:list-item>
              <text:p text:style-name="P20">Same as disassembler</text:p>
            </text:list-item>
            <text:list-item>
              <text:p text:style-name="P20">Uses Femtopower</text:p>
            </text:list-item>
            <text:list-item>
              <text:p text:style-name="P20">Faster</text:p>
            </text:list-item>
          </text:list>
        </text:list-item>
        <text:list-item>
          <text:p text:style-name="P20">Nanotech Innervator(Tier 2) <text:s text:c="2"/>*Furnace*</text:p>
          <text:list>
            <text:list-item>
              <text:p text:style-name="P20">Smelts stacks of items at a time</text:p>
            </text:list-item>
            <text:list-item>
              <text:p text:style-name="P20">Uses Femtopower</text:p>
            </text:list-item>
            <text:list-item>
              <text:p text:style-name="P20">Supports <text:tab/></text:p>
            </text:list-item>
          </text:list>
        </text:list-item>
        <text:list-item>
          <text:p text:style-name="P20">Nanotech Dismantler(Tier 2)</text:p>
          <text:list>
            <text:list-item>
              <text:p text:style-name="P20">Requires power</text:p>
            </text:list-item>
            <text:list-item>
              <text:p text:style-name="P20">Needed to deconstruct “Unidentified alloy” into hyper-crystallized lattice.<text:tab/></text:p>
            </text:list-item>
            <text:list-item>
              <text:p text:style-name="P20">Required to make and only way to get before having Nanotech Microbraider</text:p>
            </text:list-item>
            <text:list-item>
              <text:p text:style-name="P20">Deconstructs items</text:p>
            </text:list-item>
            <text:list-item>
              <text:p text:style-name="P20"><text:soft-page-break/>Generates small amounts of mass</text:p>
            </text:list-item>
            <text:list-item>
              <text:p text:style-name="P20">Can full on convert items into mass</text:p>
            </text:list-item>
          </text:list>
        </text:list-item>
        <text:list-item>
          <text:p text:style-name="P20">Nanotech Fabricator (Tier 2)</text:p>
          <text:list>
            <text:list-item>
              <text:p text:style-name="P20">Uses Femtopower</text:p>
            </text:list-item>
            <text:list-item>
              <text:p text:style-name="P20">Same as assembler</text:p>
            </text:list-item>
            <text:list-item>
              <text:p text:style-name="P20">Some recipes may require mass</text:p>
            </text:list-item>
            <text:list-item>
              <text:p text:style-name="P20">Larger mass tank for recipes assembler can’t make</text:p>
            </text:list-item>
          </text:list>
        </text:list-item>
        <text:list-item>
          <text:p text:style-name="P20">Nanotech Enmesher(Tier 2)</text:p>
          <text:list>
            <text:list-item>
              <text:p text:style-name="P20">Requires power and <text:tab/>mass<text:tab/></text:p>
            </text:list-item>
            <text:list-item>
              <text:p text:style-name="P20">Constructs lattices</text:p>
            </text:list-item>
          </text:list>
        </text:list-item>
        <text:list-item>
          <text:p text:style-name="P20">Femtotech Impulser(Tier 3)</text:p>
          <text:list>
            <text:list-item>
              <text:p text:style-name="P20">Requires power</text:p>
            </text:list-item>
            <text:list-item>
              <text:p text:style-name="P20">Smelting is treated as crafting - instantaneous, each one crafted takes power</text:p>
            </text:list-item>
            <text:list-item>
              <text:p text:style-name="P20">Smelting result can be pulled out via tubes.</text:p>
            </text:list-item>
            <text:list-item>
              <text:p text:style-name="P20">Each result generates a small amount of mass</text:p>
            </text:list-item>
            <text:list-item>
              <text:p text:style-name="P20">Internal Mass tank (can be filled externally)</text:p>
              <text:list>
                <text:list-item>
                  <text:p text:style-name="P20">Machine tracks what it has generated</text:p>
                </text:list-item>
                <text:list-item>
                  <text:p text:style-name="P20">**Working Idea**For an amount of Mass, can create 1 item of anything already smelted by the machine (Result - only if quantum-tech or lower)</text:p>
                </text:list-item>
              </text:list>
            </text:list-item>
          </text:list>
        </text:list-item>
        <text:list-item>
          <text:p text:style-name="P20">Femtotech Repurposer(Tier 3)</text:p>
          <text:list>
            <text:list-item>
              <text:p text:style-name="P20">Requires power</text:p>
            </text:list-item>
            <text:list-item>
              <text:p text:style-name="P20">Generates a small amount of mass</text:p>
            </text:list-item>
            <text:list-item>
              <text:p text:style-name="P20">Internal Mass tank (can be filled externally)</text:p>
              <text:list>
                <text:list-item>
                  <text:p text:style-name="P20">Machine tracks what it has disassembled</text:p>
                </text:list-item>
                <text:list-item>
                  <text:p text:style-name="P20">**Working Idea**For an amount of Mass, can create 1 item of the result of any block it can/has dissassembled (Result - only if quantum-tech or lower)</text:p>
                </text:list-item>
              </text:list>
            </text:list-item>
          </text:list>
        </text:list-item>
        <text:list-item>
          <text:p text:style-name="P20">Femtotech Coagulator(Tier 3)</text:p>
          <text:list>
            <text:list-item>
              <text:p text:style-name="P20">Requires power</text:p>
            </text:list-item>
            <text:list-item>
              <text:p text:style-name="P20">Assembler</text:p>
            </text:list-item>
            <text:list-item>
              <text:p text:style-name="P20">**Working Idea**Internal Mass tank(can replicate results for any quantum-tech recipe or lower)</text:p>
            </text:list-item>
          </text:list>
        </text:list-item>
        <text:list-item>
          <text:p text:style-name="P20">Femtotech Entangler(Tier 3)</text:p>
          <text:list>
            <text:list-item>
              <text:p text:style-name="P20">Requires power</text:p>
            </text:list-item>
            <text:list-item>
              <text:p text:style-name="P20">Micro-braider</text:p>
            </text:list-item>
            <text:list-item>
              <text:p text:style-name="P20">**Working Idea**Internal Mass tank (can replicate results for any quantum-tech recipe or lower)</text:p>
            </text:list-item>
          </text:list>
        </text:list-item>
        <text:list-item>
          <text:p text:style-name="P20">Femtotech Chrono-shifter(Tier 3)</text:p>
          <text:list>
            <text:list-item>
              <text:p text:style-name="P20">Requires power</text:p>
            </text:list-item>
            <text:list-item>
              <text:p text:style-name="P20">Uses for high-tier femto tools</text:p>
            </text:list-item>
            <text:list-item>
              <text:p text:style-name="P20">Internal mass tank for consumption only</text:p>
              <text:list>
                <text:list-item>
                  <text:p text:style-name="P20">Cannot replicate results</text:p>
                </text:list-item>
              </text:list>
            </text:list-item>
          </text:list>
        </text:list-item>
      </text:list>
      <text:p text:style-name="P1">Machine Assistants:</text:p>
      <text:list xml:id="list3269470071711284183" text:style-name="LS16">
        <text:list-item>
          <text:p text:style-name="P21">Vacuum Tubes (Tier 1)</text:p>
          <text:list>
            <text:list-item>
              <text:p text:style-name="P21">Automatically pull items into them, push out at end, uni-directional.<text:tab/></text:p>
            </text:list-item>
            <text:list-item>
              <text:p text:style-name="P21">Alternative transports liquid instead. Automatically suck liquid.<text:tab/><text:tab/></text:p>
            </text:list-item>
            <text:list-item>
              <text:p text:style-name="P21"><text:soft-page-break/>Single-connection pipe system that automatically pulls items from receiver end and and places them at deposit end.<text:tab/></text:p>
            </text:list-item>
          </text:list>
        </text:list-item>
      </text:list>
      <text:list xml:id="list319" text:style-name="LS9">
        <text:list-item>
          <text:p text:style-name="P14">Farenite Cable</text:p>
          <text:list>
            <text:list-item>
              <text:p text:style-name="P14">Transports Femtopower</text:p>
              <text:list>
                <text:list-item>
                  <text:p text:style-name="P14">Very small amount</text:p>
                </text:list-item>
              </text:list>
            </text:list-item>
          </text:list>
        </text:list-item>
      </text:list>
      <text:list xml:id="list322" text:style-name="LS16">
        <text:list-item>
          <text:p text:style-name="P21">Nano-weave Conduits</text:p>
          <text:list>
            <text:list-item>
              <text:p text:style-name="P21">Transports electron-beam<text:tab/><text:tab/></text:p>
            </text:list-item>
          </text:list>
        </text:list-item>
        <text:list-item>
          <text:p text:style-name="P21">Lattice-weave Conduit</text:p>
          <text:list>
            <text:list-item>
              <text:p text:style-name="P21">Transports energy<text:tab/></text:p>
            </text:list-item>
            <text:list-item>
              <text:p text:style-name="P21">Extreme capacity<text:tab/></text:p>
            </text:list-item>
            <text:list-item>
              <text:p text:style-name="P21">If pipe not connected to a machine, will search 3x3x3 square centered on pipe end for valid power destinations.</text:p>
            </text:list-item>
          </text:list>
        </text:list-item>
        <text:list-item>
          <text:p text:style-name="P21">Self-propagating Vacuum Tube</text:p>
          <text:list>
            <text:list-item>
              <text:p text:style-name="P21">Place at two different locations<text:tab/></text:p>
              <text:list>
                <text:list-item>
                  <text:p text:style-name="P21">One propagator, one receiver<text:tab/><text:tab/></text:p>
                </text:list-item>
                <text:list-item>
                  <text:p text:style-name="P21">Link together via temporary channel, then triggered<text:tab/><text:tab/></text:p>
                </text:list-item>
                <text:list-item>
                  <text:p text:style-name="P21">Finds shortest path (within a limit) from propagator to receiver, and places Suction Pipes in that direction.</text:p>
                  <text:list>
                    <text:list-item>
                      <text:p text:style-name="P21">Integrates with existing pipes, so can be used in the middle of a pipe network<text:tab/><text:tab/></text:p>
                    </text:list-item>
                  </text:list>
                </text:list-item>
                <text:list-item>
                  <text:p text:style-name="P21">Replaces ends with suction pipe segments for seamless pathway<text:tab/></text:p>
                </text:list-item>
              </text:list>
            </text:list-item>
          </text:list>
        </text:list-item>
        <text:list-item>
          <text:p text:style-name="P21">Discriminating Vacuum Tube</text:p>
          <text:list>
            <text:list-item>
              <text:p text:style-name="P21">Advanced Vacuum Tube receiver – allows user to select certain blocks to <text:tab/><text:tab/>include/exclude, and whether to pull <text:span text:style-name="T2">n</text:span> items, or a full stack</text:p>
            </text:list-item>
          </text:list>
        </text:list-item>
      </text:list>
      <text:p text:style-name="P1"/>
      <text:p text:style-name="P1">Mobility:</text:p>
      <text:list xml:id="list5781092850010450653" text:style-name="LS17">
        <text:list-item>
          <text:p text:style-name="P22">Anti-gravity Field (Tier 2)</text:p>
          <text:list>
            <text:list-item>
              <text:p text:style-name="P22">Turns all air blocks above it into 'fluid', allowing 'flight' in all anti-gravity field <text:tab/><text:tab/>blocks. Field stops when it encounters a non-air block. <text:tab/><text:tab/></text:p>
            </text:list-item>
            <text:list-item>
              <text:p text:style-name="P22">Can be expanded. <text:tab/></text:p>
            </text:list-item>
            <text:list-item>
              <text:p text:style-name="P22">Requires Femtopower to function.</text:p>
            </text:list-item>
          </text:list>
        </text:list-item>
        <text:list-item>
          <text:p text:style-name="P22">Personal teleportation link (Tier 2)</text:p>
          <text:list>
            <text:list-item>
              <text:p text:style-name="P22">UI can be opened up to see teleportation possibilities. These must be marked with Electron Flares.</text:p>
            </text:list-item>
          </text:list>
        </text:list-item>
        <text:list-item>
          <text:p text:style-name="P22">Quantum Tunneler (Tier 3)</text:p>
          <text:list>
            <text:list-item>
              <text:p text:style-name="P22">Upgrades from Personal teleportation link</text:p>
            </text:list-item>
            <text:list-item>
              <text:p text:style-name="P22">Keeps ability to teleport to Electron flares.</text:p>
            </text:list-item>
            <text:list-item>
              <text:p text:style-name="P22">Shows all public Latticed Quantum nodes, shows all player-owned Private nodes.</text:p>
              <text:list>
                <text:list-item>
                  <text:p text:style-name="P22">Can be configured to <text:tab/>give other players access</text:p>
                </text:list-item>
              </text:list>
            </text:list-item>
          </text:list>
        </text:list-item>
      </text:list>
      <text:p text:style-name="P1">Expanded Inventories:</text:p>
      <text:list xml:id="list7970831701657423599" text:style-name="LS18">
        <text:list-item>
          <text:p text:style-name="P23">Linking</text:p>
          <text:list>
            <text:list-item>
              <text:p text:style-name="P23">Place an item within two separate inventories thus making them the same inventory (can be done with chests and player inventories!)</text:p>
              <text:list>
                <text:list-item>
                  <text:p text:style-name="P23">Makes possible player inventory larger with proper settings</text:p>
                </text:list-item>
                <text:list-item>
                  <text:p text:style-name="P23"><text:soft-page-break/>Need to worry about dupe bug after player leaves game with item linking their and another inventory</text:p>
                </text:list-item>
              </text:list>
            </text:list-item>
            <text:list-item>
              <text:p text:style-name="P23">Implementation</text:p>
              <text:list>
                <text:list-item>
                  <text:p text:style-name="P23">Mapped Array - UniqueID generated to each linking item</text:p>
                  <text:list>
                    <text:list-item>
                      <text:p text:style-name="P23">Maps uniqueIDs of both items to the same Struct</text:p>
                      <text:list>
                        <text:list-item>
                          <text:p text:style-name="P23">Struct has inventory of each original item</text:p>
                        </text:list-item>
                        <text:list-item>
                          <text:p text:style-name="P23">This is serializable (has to hold the original inventories through chunk loads/unloads/world saves)</text:p>
                        </text:list-item>
                        <text:list-item>
                          <text:p text:style-name="P23">When item placed into inventory, saves current inventory and replaces with linked inventory</text:p>
                          <text:list>
                            <text:list-item>
                              <text:p text:style-name="P23">If inventories mismatched, replace with filler items</text:p>
                            </text:list-item>
                            <text:list-item>
                              <text:p text:style-name="P23">Or, only work if inventories the same size.</text:p>
                              <text:list>
                                <text:list-item>
                                  <text:p text:style-name="P23">Provide player-sized inventory to help?</text:p>
                                </text:list-item>
                              </text:list>
                            </text:list-item>
                          </text:list>
                        </text:list-item>
                        <text:list-item>
                          <text:p text:style-name="P23">When item picked up, that inventory with its original inventory (until linker placed in again).</text:p>
                        </text:list-item>
                        <text:list-item>
                          <text:p text:style-name="P23">Linking item will be present in the new inventory, not the old.</text:p>
                        </text:list-item>
                        <text:list-item>
                          <text:p text:style-name="P23">Metadata saved in manager</text:p>
                        </text:list-item>
                      </text:list>
                    </text:list-item>
                  </text:list>
                </text:list-item>
              </text:list>
            </text:list-item>
          </text:list>
        </text:list-item>
        <text:list-item>
          <text:p text:style-name="P23">Array</text:p>
          <text:list>
            <text:list-item>
              <text:p text:style-name="P23">By linking multiple inventories can create, not causing one to override another, arrays of linked inventories</text:p>
              <text:list>
                <text:list-item>
                  <text:p text:style-name="P23">Can flip through pages of inventories (Working BHC)</text:p>
                </text:list-item>
              </text:list>
            </text:list-item>
          </text:list>
        </text:list-item>
      </text:list>
      <text:p text:style-name="P1">Items</text:p>
      <text:list xml:id="list4990912672629608036" text:style-name="LS19">
        <text:list-item>
          <text:p text:style-name="P24">Nanites</text:p>
          <text:list>
            <text:list-item>
              <text:p text:style-name="P24">Initially unspecialized. </text:p>
              <text:list>
                <text:list-item>
                  <text:p text:style-name="P24">Specializations for specific recipes</text:p>
                </text:list-item>
                <text:list-item>
                  <text:p text:style-name="P24">Specializations can be use like enchanting books to add enchantments. </text:p>
                </text:list-item>
              </text:list>
            </text:list-item>
          </text:list>
        </text:list-item>
        <text:list-item>
          <text:p text:style-name="P24"/>
        </text:list-item>
      </text:list>
      <text:p text:style-name="P1"/>
      <text:p text:style-name="P1">Misc:</text:p>
      <text:list xml:id="list6719676149332729392" text:style-name="LS20">
        <text:list-item>
          <text:p text:style-name="P25">Ground beef</text:p>
          <text:list>
            <text:list-item>
              <text:p text:style-name="P25">Pulverized/Macerated/Dissassembled raw beef</text:p>
            </text:list-item>
          </text:list>
        </text:list-item>
        <text:list-item>
          <text:p text:style-name="P25">Cooked Ground beef</text:p>
          <text:list>
            <text:list-item>
              <text:p text:style-name="P25">Furnaced ground beef</text:p>
            </text:list-item>
            <text:list-item>
              <text:p text:style-name="P25">Restores as much as steak</text:p>
            </text:list-item>
          </text:list>
        </text:list-item>
        <text:list-item>
          <text:p text:style-name="P25">Hamburger</text:p>
          <text:list>
            <text:list-item>
              <text:p text:style-name="P25">Cooked Ground beef between two pieces of bread</text:p>
            </text:list-item>
            <text:list-item>
              <text:p text:style-name="P25">Restores 8 hunger</text:p>
            </text:list-item>
          </text:list>
        </text:list-item>
      </text:list>
      <text:p text:style-name="P1"/>
      <text:p text:style-name="P1">Creature Creation:</text:p>
      <text:list xml:id="list1699449350170154407" text:style-name="LS21">
        <text:list-item>
          <text:p text:style-name="P26">Insert various mob drops into some sort of “analyzer” to acquire DNA specific to that mob</text:p>
          <text:list>
            <text:list-item>
              <text:p text:style-name="P26">Be able to insert various DNA combinations into some sort of “combiner” and acquire a “Unknown DNA Sample”</text:p>
            </text:list-item>
            <text:list-item>
              <text:p text:style-name="P26">Can put this sample back into the analyzer to see if it is valid or if it worked</text:p>
            </text:list-item>
            <text:list-item>
              <text:p text:style-name="P26"><text:soft-page-break/>If it did work, then can put this in an “incubation chamber” to start “cooking” the DNA to form an embryo</text:p>
              <text:list>
                <text:list-item>
                  <text:p text:style-name="P26">This requires significant micro/nano/femto materials depending on the tier of DNA, the smaller the tier materials the much better the chance of actually getting a creature embryo and a good one at that</text:p>
                </text:list-item>
              </text:list>
            </text:list-item>
            <text:list-item>
              <text:p text:style-name="P26">Can put embryo into a growth chamber to grow it</text:p>
              <text:list>
                <text:list-item>
                  <text:p text:style-name="P26">Must supply with culture fluid, power, and need an analyzer hooked up to it</text:p>
                </text:list-item>
              </text:list>
            </text:list-item>
          </text:list>
        </text:list-item>
        <text:list-item>
          <text:p text:style-name="P26">For the initial Passive mobs (Cow, Pig, Sheep) you only need micro materials, but to create the other passive mobs (ocelot, squid, other mod’s creatures, etc) you need nano tier stuff, and to start using ANY hostile mobs you need femto tier equipment</text:p>
          <text:list>
            <text:list-item>
              <text:p text:style-name="P26">Modules can be added to each stage to take into account various differences in mobs</text:p>
              <text:list>
                <text:list-item>
                  <text:p text:style-name="P26">Nether <text:s/>Module, End Module, Explosive Module, etc.</text:p>
                </text:list-item>
              </text:list>
            </text:list-item>
          </text:list>
        </text:list-item>
        <text:list-item>
          <text:p text:style-name="P26">Machines include analyzer, combiner, incubation chamber, culture fluid creator, growth chamber, (names subject to change)</text:p>
          <text:list>
            <text:list-item>
              <text:p text:style-name="P26">All machines must be connected to the same Supercomputer network to work correctly</text:p>
            </text:list-item>
          </text:list>
        </text:list-item>
      </text:list>
      <text:p text:style-name="P1">TODO</text:p>
      <text:p text:style-name="P1">Security Systems - probably will be linked into Latticed Node</text:p>
      <text:p text:style-name="P1"/>
      <text:p text:style-name="P1">Need:</text:p>
      <text:p text:style-name="P1">Transition items</text:p>
      <text:p text:style-name="P1"><text:s text:c="4"/>planned - Various types of nanites for tier 2, various types of Quantum lattices for tier 3</text:p>
      <text:p text:style-name="P1">More blocks</text:p>
      <text:p text:style-name="P1"><text:s text:c="4"/>planned - building blocks, new ores (probably between 1-4, platinum, thorium, some far out one,...some somewhat common one)</text:p>
      <text:p text:style-name="P1">More machines</text:p>
      <text:p text:style-name="P1"><text:tab/>Want maybe one or two more steps in creative processes</text:p>
      <text:p text:style-name="P1">More functionality</text:p>
      <text:p text:style-name="P1"><text:tab/>Blocks need to be smart AND flexible</text:p>
      <text:p text:style-name="P1">More utility</text:p>
      <text:p text:style-name="P1"><text:tab/>Accomplish more things at once</text:p>
      <text:p text:style-name="P4">In-Dept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space-before="1.3748in" text:min-label-width="0.1252in"/>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space-before="2.8748in" text:min-label-width="0.1252in"/>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space-before="1.3748in" text:min-label-width="0.1252in"/>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space-before="2.8748in" text:min-label-width="0.1252in"/>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Arial"/>
      </text:list-level-style-bullet>
      <text:list-level-style-bullet text:level="2" text:style-name="List3Level1" text:bullet-char="○">
        <style:list-level-properties text:space-before="0.75in" text:min-label-width="0.25in"/>
        <style:text-properties style:font-name="Arial"/>
      </text:list-level-style-bullet>
      <text:list-level-style-bullet text:level="3" text:style-name="List3Level2" text:bullet-char="■">
        <style:list-level-properties text:space-before="1.3748in" text:min-label-width="0.1252in"/>
        <style:text-properties style:font-name="Arial"/>
      </text:list-level-style-bullet>
      <text:list-level-style-bullet text:level="4" text:style-name="List3Level3" text:bullet-char="●">
        <style:list-level-properties text:space-before="1.75in" text:min-label-width="0.25in"/>
        <style:text-properties style:font-name="Arial"/>
      </text:list-level-style-bullet>
      <text:list-level-style-bullet text:level="5" text:style-name="List3Level4" text:bullet-char="○">
        <style:list-level-properties text:space-before="2.25in" text:min-label-width="0.25in"/>
        <style:text-properties style:font-name="Arial"/>
      </text:list-level-style-bullet>
      <text:list-level-style-bullet text:level="6" text:style-name="List3Level5" text:bullet-char="■">
        <style:list-level-properties text:space-before="2.8748in" text:min-label-width="0.1252in"/>
        <style:text-properties style:font-name="Arial"/>
      </text:list-level-style-bullet>
      <text:list-level-style-bullet text:level="7" text:style-name="List3Level6" text:bullet-char="●">
        <style:list-level-properties text:space-before="3.25in" text:min-label-width="0.25in"/>
        <style:text-properties style:font-name="Arial"/>
      </text:list-level-style-bullet>
      <text:list-level-style-bullet text:level="8" text:style-name="List3Level7" text:bullet-char="○">
        <style:list-level-properties text:space-before="3.75in" text:min-label-width="0.25in"/>
        <style:text-properties style:font-name="Arial"/>
      </text:list-level-style-bullet>
      <text:list-level-style-bullet text:level="9" text:style-name="List3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space-before="1.3748in" text:min-label-width="0.1252in"/>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space-before="2.8748in" text:min-label-width="0.1252in"/>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Arial"/>
      </text:list-level-style-bullet>
      <text:list-level-style-bullet text:level="2" text:style-name="List5Level1" text:bullet-char="○">
        <style:list-level-properties text:space-before="0.75in" text:min-label-width="0.25in"/>
        <style:text-properties style:font-name="Arial"/>
      </text:list-level-style-bullet>
      <text:list-level-style-bullet text:level="3" text:style-name="List5Level2" text:bullet-char="■">
        <style:list-level-properties text:space-before="1.3748in" text:min-label-width="0.1252in"/>
        <style:text-properties style:font-name="Arial"/>
      </text:list-level-style-bullet>
      <text:list-level-style-bullet text:level="4" text:style-name="List5Level3" text:bullet-char="●">
        <style:list-level-properties text:space-before="1.75in" text:min-label-width="0.25in"/>
        <style:text-properties style:font-name="Arial"/>
      </text:list-level-style-bullet>
      <text:list-level-style-bullet text:level="5" text:style-name="List5Level4" text:bullet-char="○">
        <style:list-level-properties text:space-before="2.25in" text:min-label-width="0.25in"/>
        <style:text-properties style:font-name="Arial"/>
      </text:list-level-style-bullet>
      <text:list-level-style-bullet text:level="6" text:style-name="List5Level5" text:bullet-char="■">
        <style:list-level-properties text:space-before="2.8748in" text:min-label-width="0.1252in"/>
        <style:text-properties style:font-name="Arial"/>
      </text:list-level-style-bullet>
      <text:list-level-style-bullet text:level="7" text:style-name="List5Level6" text:bullet-char="●">
        <style:list-level-properties text:space-before="3.25in" text:min-label-width="0.25in"/>
        <style:text-properties style:font-name="Arial"/>
      </text:list-level-style-bullet>
      <text:list-level-style-bullet text:level="8" text:style-name="List5Level7" text:bullet-char="○">
        <style:list-level-properties text:space-before="3.75in" text:min-label-width="0.25in"/>
        <style:text-properties style:font-name="Arial"/>
      </text:list-level-style-bullet>
      <text:list-level-style-bullet text:level="9" text:style-name="List5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style:text-properties style:font-name="Arial"/>
      </text:list-level-style-bullet>
      <text:list-level-style-bullet text:level="2" text:style-name="List6Level1" text:bullet-char="○">
        <style:list-level-properties text:space-before="0.75in" text:min-label-width="0.25in"/>
        <style:text-properties style:font-name="Arial"/>
      </text:list-level-style-bullet>
      <text:list-level-style-bullet text:level="3" text:style-name="List6Level2" text:bullet-char="■">
        <style:list-level-properties text:space-before="1.3748in" text:min-label-width="0.1252in"/>
        <style:text-properties style:font-name="Arial"/>
      </text:list-level-style-bullet>
      <text:list-level-style-bullet text:level="4" text:style-name="List6Level3" text:bullet-char="●">
        <style:list-level-properties text:space-before="1.75in" text:min-label-width="0.25in"/>
        <style:text-properties style:font-name="Arial"/>
      </text:list-level-style-bullet>
      <text:list-level-style-bullet text:level="5" text:style-name="List6Level4" text:bullet-char="○">
        <style:list-level-properties text:space-before="2.25in" text:min-label-width="0.25in"/>
        <style:text-properties style:font-name="Arial"/>
      </text:list-level-style-bullet>
      <text:list-level-style-bullet text:level="6" text:style-name="List6Level5" text:bullet-char="■">
        <style:list-level-properties text:space-before="2.8748in" text:min-label-width="0.1252in"/>
        <style:text-properties style:font-name="Arial"/>
      </text:list-level-style-bullet>
      <text:list-level-style-bullet text:level="7" text:style-name="List6Level6" text:bullet-char="●">
        <style:list-level-properties text:space-before="3.25in" text:min-label-width="0.25in"/>
        <style:text-properties style:font-name="Arial"/>
      </text:list-level-style-bullet>
      <text:list-level-style-bullet text:level="8" text:style-name="List6Level7" text:bullet-char="○">
        <style:list-level-properties text:space-before="3.75in" text:min-label-width="0.25in"/>
        <style:text-properties style:font-name="Arial"/>
      </text:list-level-style-bullet>
      <text:list-level-style-bullet text:level="9" text:style-name="List6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style:font-name="Arial"/>
      </text:list-level-style-bullet>
      <text:list-level-style-bullet text:level="2" text:style-name="List7Level1" text:bullet-char="○">
        <style:list-level-properties text:space-before="0.75in" text:min-label-width="0.25in"/>
        <style:text-properties style:font-name="Arial"/>
      </text:list-level-style-bullet>
      <text:list-level-style-bullet text:level="3" text:style-name="List7Level2" text:bullet-char="■">
        <style:list-level-properties text:space-before="1.3748in" text:min-label-width="0.1252in"/>
        <style:text-properties style:font-name="Arial"/>
      </text:list-level-style-bullet>
      <text:list-level-style-bullet text:level="4" text:style-name="List7Level3" text:bullet-char="●">
        <style:list-level-properties text:space-before="1.75in" text:min-label-width="0.25in"/>
        <style:text-properties style:font-name="Arial"/>
      </text:list-level-style-bullet>
      <text:list-level-style-bullet text:level="5" text:style-name="List7Level4" text:bullet-char="○">
        <style:list-level-properties text:space-before="2.25in" text:min-label-width="0.25in"/>
        <style:text-properties style:font-name="Arial"/>
      </text:list-level-style-bullet>
      <text:list-level-style-bullet text:level="6" text:style-name="List7Level5" text:bullet-char="■">
        <style:list-level-properties text:space-before="2.8748in" text:min-label-width="0.1252in"/>
        <style:text-properties style:font-name="Arial"/>
      </text:list-level-style-bullet>
      <text:list-level-style-bullet text:level="7" text:style-name="List7Level6" text:bullet-char="●">
        <style:list-level-properties text:space-before="3.25in" text:min-label-width="0.25in"/>
        <style:text-properties style:font-name="Arial"/>
      </text:list-level-style-bullet>
      <text:list-level-style-bullet text:level="8" text:style-name="List7Level7" text:bullet-char="○">
        <style:list-level-properties text:space-before="3.75in" text:min-label-width="0.25in"/>
        <style:text-properties style:font-name="Arial"/>
      </text:list-level-style-bullet>
      <text:list-level-style-bullet text:level="9" text:style-name="List7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style:text-properties style:font-name="Arial"/>
      </text:list-level-style-bullet>
      <text:list-level-style-bullet text:level="2" text:style-name="List8Level1" text:bullet-char="○">
        <style:list-level-properties text:space-before="0.75in" text:min-label-width="0.25in"/>
        <style:text-properties style:font-name="Arial"/>
      </text:list-level-style-bullet>
      <text:list-level-style-bullet text:level="3" text:style-name="List8Level2" text:bullet-char="■">
        <style:list-level-properties text:space-before="1.3748in" text:min-label-width="0.1252in"/>
        <style:text-properties style:font-name="Arial"/>
      </text:list-level-style-bullet>
      <text:list-level-style-bullet text:level="4" text:style-name="List8Level3" text:bullet-char="●">
        <style:list-level-properties text:space-before="1.75in" text:min-label-width="0.25in"/>
        <style:text-properties style:font-name="Arial"/>
      </text:list-level-style-bullet>
      <text:list-level-style-bullet text:level="5" text:style-name="List8Level4" text:bullet-char="○">
        <style:list-level-properties text:space-before="2.25in" text:min-label-width="0.25in"/>
        <style:text-properties style:font-name="Arial"/>
      </text:list-level-style-bullet>
      <text:list-level-style-bullet text:level="6" text:style-name="List8Level5" text:bullet-char="■">
        <style:list-level-properties text:space-before="2.8748in" text:min-label-width="0.1252in"/>
        <style:text-properties style:font-name="Arial"/>
      </text:list-level-style-bullet>
      <text:list-level-style-bullet text:level="7" text:style-name="List8Level6" text:bullet-char="●">
        <style:list-level-properties text:space-before="3.25in" text:min-label-width="0.25in"/>
        <style:text-properties style:font-name="Arial"/>
      </text:list-level-style-bullet>
      <text:list-level-style-bullet text:level="8" text:style-name="List8Level7" text:bullet-char="○">
        <style:list-level-properties text:space-before="3.75in" text:min-label-width="0.25in"/>
        <style:text-properties style:font-name="Arial"/>
      </text:list-level-style-bullet>
      <text:list-level-style-bullet text:level="9" text:style-name="List8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style:text-properties style:font-name="Arial"/>
      </text:list-level-style-bullet>
      <text:list-level-style-bullet text:level="2" text:style-name="List9Level1" text:bullet-char="○">
        <style:list-level-properties text:space-before="0.75in" text:min-label-width="0.25in"/>
        <style:text-properties style:font-name="Arial"/>
      </text:list-level-style-bullet>
      <text:list-level-style-bullet text:level="3" text:style-name="List9Level2" text:bullet-char="■">
        <style:list-level-properties text:space-before="1.3748in" text:min-label-width="0.1252in"/>
        <style:text-properties style:font-name="Arial"/>
      </text:list-level-style-bullet>
      <text:list-level-style-bullet text:level="4" text:style-name="List9Level3" text:bullet-char="●">
        <style:list-level-properties text:space-before="1.75in" text:min-label-width="0.25in"/>
        <style:text-properties style:font-name="Arial"/>
      </text:list-level-style-bullet>
      <text:list-level-style-bullet text:level="5" text:style-name="List9Level4" text:bullet-char="○">
        <style:list-level-properties text:space-before="2.25in" text:min-label-width="0.25in"/>
        <style:text-properties style:font-name="Arial"/>
      </text:list-level-style-bullet>
      <text:list-level-style-bullet text:level="6" text:style-name="List9Level5" text:bullet-char="■">
        <style:list-level-properties text:space-before="2.8748in" text:min-label-width="0.1252in"/>
        <style:text-properties style:font-name="Arial"/>
      </text:list-level-style-bullet>
      <text:list-level-style-bullet text:level="7" text:style-name="List9Level6" text:bullet-char="●">
        <style:list-level-properties text:space-before="3.25in" text:min-label-width="0.25in"/>
        <style:text-properties style:font-name="Arial"/>
      </text:list-level-style-bullet>
      <text:list-level-style-bullet text:level="8" text:style-name="List9Level7" text:bullet-char="○">
        <style:list-level-properties text:space-before="3.75in" text:min-label-width="0.25in"/>
        <style:text-properties style:font-name="Arial"/>
      </text:list-level-style-bullet>
      <text:list-level-style-bullet text:level="9" text:style-name="List9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text:list-level-style-bullet>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bullet text:level="4" text:style-name="List10Level3" text:bullet-char="●">
        <style:list-level-properties text:space-before="1.75in" text:min-label-width="0.25in"/>
      </text:list-level-style-bullet>
      <text:list-level-style-bullet text:level="5" text:style-name="List10Level4" text:bullet-char="○">
        <style:list-level-properties text:space-before="2.25in" text:min-label-width="0.25in"/>
      </text:list-level-style-bullet>
      <text:list-level-style-bullet text:level="6" text:style-name="List10Level5" text:bullet-char="■">
        <style:list-level-properties text:space-before="2.8748in" text:min-label-width="0.1252in"/>
      </text:list-level-style-bullet>
      <text:list-level-style-bullet text:level="7" text:style-name="List10Level6" text:bullet-char="●">
        <style:list-level-properties text:space-before="3.25in" text:min-label-width="0.25in"/>
      </text:list-level-style-bullet>
      <text:list-level-style-bullet text:level="8" text:style-name="List10Level7" text:bullet-char="○">
        <style:list-level-properties text:space-before="3.75in" text:min-label-width="0.25in"/>
      </text:list-level-style-bullet>
      <text:list-level-style-bullet text:level="9" text:style-name="List1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25in"/>
        <style:text-properties style:font-name="Arial"/>
      </text:list-level-style-bullet>
      <text:list-level-style-bullet text:level="2" text:style-name="List11Level1" text:bullet-char="○">
        <style:list-level-properties text:space-before="0.75in" text:min-label-width="0.25in"/>
        <style:text-properties style:font-name="Arial"/>
      </text:list-level-style-bullet>
      <text:list-level-style-bullet text:level="3" text:style-name="List11Level2" text:bullet-char="■">
        <style:list-level-properties text:space-before="1.3748in" text:min-label-width="0.1252in"/>
        <style:text-properties style:font-name="Arial"/>
      </text:list-level-style-bullet>
      <text:list-level-style-bullet text:level="4" text:style-name="List11Level3" text:bullet-char="●">
        <style:list-level-properties text:space-before="1.75in" text:min-label-width="0.25in"/>
        <style:text-properties style:font-name="Arial"/>
      </text:list-level-style-bullet>
      <text:list-level-style-bullet text:level="5" text:style-name="List11Level4" text:bullet-char="○">
        <style:list-level-properties text:space-before="2.25in" text:min-label-width="0.25in"/>
        <style:text-properties style:font-name="Arial"/>
      </text:list-level-style-bullet>
      <text:list-level-style-bullet text:level="6" text:style-name="List11Level5" text:bullet-char="■">
        <style:list-level-properties text:space-before="2.8748in" text:min-label-width="0.1252in"/>
        <style:text-properties style:font-name="Arial"/>
      </text:list-level-style-bullet>
      <text:list-level-style-bullet text:level="7" text:style-name="List11Level6" text:bullet-char="●">
        <style:list-level-properties text:space-before="3.25in" text:min-label-width="0.25in"/>
        <style:text-properties style:font-name="Arial"/>
      </text:list-level-style-bullet>
      <text:list-level-style-bullet text:level="8" text:style-name="List11Level7" text:bullet-char="○">
        <style:list-level-properties text:space-before="3.75in" text:min-label-width="0.25in"/>
        <style:text-properties style:font-name="Arial"/>
      </text:list-level-style-bullet>
      <text:list-level-style-bullet text:level="9" text:style-name="List11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space-before="1.3748in" text:min-label-width="0.1252in"/>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space-before="2.8748in" text:min-label-width="0.1252in"/>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style:text-properties style:font-name="Arial"/>
      </text:list-level-style-bullet>
      <text:list-level-style-bullet text:level="3" text:style-name="List13Level2" text:bullet-char="■">
        <style:list-level-properties text:space-before="1.3748in" text:min-label-width="0.1252in"/>
        <style:text-properties style:font-name="Arial"/>
      </text:list-level-style-bullet>
      <text:list-level-style-bullet text:level="4" text:style-name="List13Level3" text:bullet-char="●">
        <style:list-level-properties text:space-before="1.75in" text:min-label-width="0.25in"/>
        <style:text-properties style:font-name="Arial"/>
      </text:list-level-style-bullet>
      <text:list-level-style-bullet text:level="5" text:style-name="List13Level4" text:bullet-char="○">
        <style:list-level-properties text:space-before="2.25in" text:min-label-width="0.25in"/>
        <style:text-properties style:font-name="Arial"/>
      </text:list-level-style-bullet>
      <text:list-level-style-bullet text:level="6" text:style-name="List13Level5" text:bullet-char="■">
        <style:list-level-properties text:space-before="2.8748in" text:min-label-width="0.1252in"/>
        <style:text-properties style:font-name="Arial"/>
      </text:list-level-style-bullet>
      <text:list-level-style-bullet text:level="7" text:style-name="List13Level6" text:bullet-char="●">
        <style:list-level-properties text:space-before="3.25in" text:min-label-width="0.25in"/>
        <style:text-properties style:font-name="Arial"/>
      </text:list-level-style-bullet>
      <text:list-level-style-bullet text:level="8" text:style-name="List13Level7" text:bullet-char="○">
        <style:list-level-properties text:space-before="3.75in" text:min-label-width="0.25in"/>
        <style:text-properties style:font-name="Arial"/>
      </text:list-level-style-bullet>
      <text:list-level-style-bullet text:level="9" text:style-name="List13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ist14Level0" text:bullet-char="●">
        <style:list-level-properties text:space-before="0.25in" text:min-label-width="0.25in"/>
      </text:list-level-style-bullet>
      <text:list-level-style-bullet text:level="2" text:style-name="List14Level1" text:bullet-char="○">
        <style:list-level-properties text:space-before="0.75in" text:min-label-width="0.25in"/>
      </text:list-level-style-bullet>
      <text:list-level-style-bullet text:level="3" text:style-name="List14Level2" text:bullet-char="■">
        <style:list-level-properties text:space-before="1.3748in" text:min-label-width="0.1252in"/>
      </text:list-level-style-bullet>
      <text:list-level-style-bullet text:level="4" text:style-name="List14Level3" text:bullet-char="●">
        <style:list-level-properties text:space-before="1.75in" text:min-label-width="0.25in"/>
      </text:list-level-style-bullet>
      <text:list-level-style-bullet text:level="5" text:style-name="List14Level4" text:bullet-char="○">
        <style:list-level-properties text:space-before="2.25in" text:min-label-width="0.25in"/>
      </text:list-level-style-bullet>
      <text:list-level-style-bullet text:level="6" text:style-name="List14Level5" text:bullet-char="■">
        <style:list-level-properties text:space-before="2.8748in" text:min-label-width="0.1252in"/>
      </text:list-level-style-bullet>
      <text:list-level-style-bullet text:level="7" text:style-name="List14Level6" text:bullet-char="●">
        <style:list-level-properties text:space-before="3.25in" text:min-label-width="0.25in"/>
      </text:list-level-style-bullet>
      <text:list-level-style-bullet text:level="8" text:style-name="List14Level7" text:bullet-char="○">
        <style:list-level-properties text:space-before="3.75in" text:min-label-width="0.25in"/>
      </text:list-level-style-bullet>
      <text:list-level-style-bullet text:level="9" text:style-name="List1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bullet text:level="1" text:style-name="List15Level0" text:bullet-char="●">
        <style:list-level-properties text:space-before="0.25in" text:min-label-width="0.25in"/>
        <style:text-properties style:font-name="Arial"/>
      </text:list-level-style-bullet>
      <text:list-level-style-bullet text:level="2" text:style-name="List15Level1" text:bullet-char="○">
        <style:list-level-properties text:space-before="0.75in" text:min-label-width="0.25in"/>
        <style:text-properties style:font-name="Arial"/>
      </text:list-level-style-bullet>
      <text:list-level-style-bullet text:level="3" text:style-name="List15Level2" text:bullet-char="■">
        <style:list-level-properties text:space-before="1.3748in" text:min-label-width="0.1252in"/>
        <style:text-properties style:font-name="Arial"/>
      </text:list-level-style-bullet>
      <text:list-level-style-bullet text:level="4" text:style-name="List15Level3" text:bullet-char="●">
        <style:list-level-properties text:space-before="1.75in" text:min-label-width="0.25in"/>
        <style:text-properties style:font-name="Arial"/>
      </text:list-level-style-bullet>
      <text:list-level-style-bullet text:level="5" text:style-name="List15Level4" text:bullet-char="○">
        <style:list-level-properties text:space-before="2.25in" text:min-label-width="0.25in"/>
        <style:text-properties style:font-name="Arial"/>
      </text:list-level-style-bullet>
      <text:list-level-style-bullet text:level="6" text:style-name="List15Level5" text:bullet-char="■">
        <style:list-level-properties text:space-before="2.8748in" text:min-label-width="0.1252in"/>
        <style:text-properties style:font-name="Arial"/>
      </text:list-level-style-bullet>
      <text:list-level-style-bullet text:level="7" text:style-name="List15Level6" text:bullet-char="●">
        <style:list-level-properties text:space-before="3.25in" text:min-label-width="0.25in"/>
        <style:text-properties style:font-name="Arial"/>
      </text:list-level-style-bullet>
      <text:list-level-style-bullet text:level="8" text:style-name="List15Level7" text:bullet-char="○">
        <style:list-level-properties text:space-before="3.75in" text:min-label-width="0.25in"/>
        <style:text-properties style:font-name="Arial"/>
      </text:list-level-style-bullet>
      <text:list-level-style-bullet text:level="9" text:style-name="List15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bullet text:level="1" text:style-name="List16Level0" text:bullet-char="●">
        <style:list-level-properties text:space-before="0.25in" text:min-label-width="0.25in"/>
        <style:text-properties style:font-name="Arial"/>
      </text:list-level-style-bullet>
      <text:list-level-style-bullet text:level="2" text:style-name="List16Level1" text:bullet-char="○">
        <style:list-level-properties text:space-before="0.75in" text:min-label-width="0.25in"/>
        <style:text-properties style:font-name="Arial"/>
      </text:list-level-style-bullet>
      <text:list-level-style-bullet text:level="3" text:style-name="List16Level2" text:bullet-char="■">
        <style:list-level-properties text:space-before="1.3748in" text:min-label-width="0.1252in"/>
        <style:text-properties style:font-name="Arial"/>
      </text:list-level-style-bullet>
      <text:list-level-style-bullet text:level="4" text:style-name="List16Level3" text:bullet-char="●">
        <style:list-level-properties text:space-before="1.75in" text:min-label-width="0.25in"/>
        <style:text-properties style:font-name="Arial"/>
      </text:list-level-style-bullet>
      <text:list-level-style-bullet text:level="5" text:style-name="List16Level4" text:bullet-char="○">
        <style:list-level-properties text:space-before="2.25in" text:min-label-width="0.25in"/>
        <style:text-properties style:font-name="Arial"/>
      </text:list-level-style-bullet>
      <text:list-level-style-bullet text:level="6" text:style-name="List16Level5" text:bullet-char="■">
        <style:list-level-properties text:space-before="2.8748in" text:min-label-width="0.1252in"/>
        <style:text-properties style:font-name="Arial"/>
      </text:list-level-style-bullet>
      <text:list-level-style-bullet text:level="7" text:style-name="List16Level6" text:bullet-char="●">
        <style:list-level-properties text:space-before="3.25in" text:min-label-width="0.25in"/>
        <style:text-properties style:font-name="Arial"/>
      </text:list-level-style-bullet>
      <text:list-level-style-bullet text:level="8" text:style-name="List16Level7" text:bullet-char="○">
        <style:list-level-properties text:space-before="3.75in" text:min-label-width="0.25in"/>
        <style:text-properties style:font-name="Arial"/>
      </text:list-level-style-bullet>
      <text:list-level-style-bullet text:level="9" text:style-name="List16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space-before="1.3748in" text:min-label-width="0.1252in"/>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space-before="2.8748in" text:min-label-width="0.1252in"/>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style:text-properties style:font-name="Arial"/>
      </text:list-level-style-bullet>
      <text:list-level-style-bullet text:level="2" text:style-name="List18Level1" text:bullet-char="○">
        <style:list-level-properties text:space-before="0.75in" text:min-label-width="0.25in"/>
        <style:text-properties style:font-name="Arial"/>
      </text:list-level-style-bullet>
      <text:list-level-style-bullet text:level="3" text:style-name="List18Level2" text:bullet-char="■">
        <style:list-level-properties text:space-before="1.3748in" text:min-label-width="0.1252in"/>
        <style:text-properties style:font-name="Arial"/>
      </text:list-level-style-bullet>
      <text:list-level-style-bullet text:level="4" text:style-name="List18Level3" text:bullet-char="●">
        <style:list-level-properties text:space-before="1.75in" text:min-label-width="0.25in"/>
        <style:text-properties style:font-name="Arial"/>
      </text:list-level-style-bullet>
      <text:list-level-style-bullet text:level="5" text:style-name="List18Level4" text:bullet-char="○">
        <style:list-level-properties text:space-before="2.25in" text:min-label-width="0.25in"/>
        <style:text-properties style:font-name="Arial"/>
      </text:list-level-style-bullet>
      <text:list-level-style-bullet text:level="6" text:style-name="List18Level5" text:bullet-char="■">
        <style:list-level-properties text:space-before="2.8748in" text:min-label-width="0.1252in"/>
        <style:text-properties style:font-name="Arial"/>
      </text:list-level-style-bullet>
      <text:list-level-style-bullet text:level="7" text:style-name="List18Level6" text:bullet-char="●">
        <style:list-level-properties text:space-before="3.25in" text:min-label-width="0.25in"/>
        <style:text-properties style:font-name="Arial"/>
      </text:list-level-style-bullet>
      <text:list-level-style-bullet text:level="8" text:style-name="List18Level7" text:bullet-char="○">
        <style:list-level-properties text:space-before="3.75in" text:min-label-width="0.25in"/>
        <style:text-properties style:font-name="Arial"/>
      </text:list-level-style-bullet>
      <text:list-level-style-bullet text:level="9" text:style-name="List18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ist19Level0" text:bullet-char="●">
        <style:list-level-properties text:space-before="0.25in" text:min-label-width="0.25in"/>
        <style:text-properties style:font-name="Arial"/>
      </text:list-level-style-bullet>
      <text:list-level-style-bullet text:level="2" text:style-name="List19Level1" text:bullet-char="○">
        <style:list-level-properties text:space-before="0.75in" text:min-label-width="0.25in"/>
        <style:text-properties style:font-name="Arial"/>
      </text:list-level-style-bullet>
      <text:list-level-style-bullet text:level="3" text:style-name="List19Level2" text:bullet-char="■">
        <style:list-level-properties text:space-before="1.3748in" text:min-label-width="0.1252in"/>
        <style:text-properties style:font-name="Arial"/>
      </text:list-level-style-bullet>
      <text:list-level-style-bullet text:level="4" text:style-name="List19Level3" text:bullet-char="●">
        <style:list-level-properties text:space-before="1.75in" text:min-label-width="0.25in"/>
        <style:text-properties style:font-name="Arial"/>
      </text:list-level-style-bullet>
      <text:list-level-style-bullet text:level="5" text:style-name="List19Level4" text:bullet-char="○">
        <style:list-level-properties text:space-before="2.25in" text:min-label-width="0.25in"/>
        <style:text-properties style:font-name="Arial"/>
      </text:list-level-style-bullet>
      <text:list-level-style-bullet text:level="6" text:style-name="List19Level5" text:bullet-char="■">
        <style:list-level-properties text:space-before="2.8748in" text:min-label-width="0.1252in"/>
        <style:text-properties style:font-name="Arial"/>
      </text:list-level-style-bullet>
      <text:list-level-style-bullet text:level="7" text:style-name="List19Level6" text:bullet-char="●">
        <style:list-level-properties text:space-before="3.25in" text:min-label-width="0.25in"/>
        <style:text-properties style:font-name="Arial"/>
      </text:list-level-style-bullet>
      <text:list-level-style-bullet text:level="8" text:style-name="List19Level7" text:bullet-char="○">
        <style:list-level-properties text:space-before="3.75in" text:min-label-width="0.25in"/>
        <style:text-properties style:font-name="Arial"/>
      </text:list-level-style-bullet>
      <text:list-level-style-bullet text:level="9" text:style-name="List19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ist20Level0" text:bullet-char="●">
        <style:list-level-properties text:space-before="0.25in" text:min-label-width="0.25in"/>
        <style:text-properties style:font-name="Arial"/>
      </text:list-level-style-bullet>
      <text:list-level-style-bullet text:level="2" text:style-name="List20Level1" text:bullet-char="○">
        <style:list-level-properties text:space-before="0.75in" text:min-label-width="0.25in"/>
        <style:text-properties style:font-name="Arial"/>
      </text:list-level-style-bullet>
      <text:list-level-style-bullet text:level="3" text:style-name="List20Level2" text:bullet-char="■">
        <style:list-level-properties text:space-before="1.3748in" text:min-label-width="0.1252in"/>
        <style:text-properties style:font-name="Arial"/>
      </text:list-level-style-bullet>
      <text:list-level-style-bullet text:level="4" text:style-name="List20Level3" text:bullet-char="●">
        <style:list-level-properties text:space-before="1.75in" text:min-label-width="0.25in"/>
        <style:text-properties style:font-name="Arial"/>
      </text:list-level-style-bullet>
      <text:list-level-style-bullet text:level="5" text:style-name="List20Level4" text:bullet-char="○">
        <style:list-level-properties text:space-before="2.25in" text:min-label-width="0.25in"/>
        <style:text-properties style:font-name="Arial"/>
      </text:list-level-style-bullet>
      <text:list-level-style-bullet text:level="6" text:style-name="List20Level5" text:bullet-char="■">
        <style:list-level-properties text:space-before="2.8748in" text:min-label-width="0.1252in"/>
        <style:text-properties style:font-name="Arial"/>
      </text:list-level-style-bullet>
      <text:list-level-style-bullet text:level="7" text:style-name="List20Level6" text:bullet-char="●">
        <style:list-level-properties text:space-before="3.25in" text:min-label-width="0.25in"/>
        <style:text-properties style:font-name="Arial"/>
      </text:list-level-style-bullet>
      <text:list-level-style-bullet text:level="8" text:style-name="List20Level7" text:bullet-char="○">
        <style:list-level-properties text:space-before="3.75in" text:min-label-width="0.25in"/>
        <style:text-properties style:font-name="Arial"/>
      </text:list-level-style-bullet>
      <text:list-level-style-bullet text:level="9" text:style-name="List20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List21Level0" text:bullet-char="●">
        <style:list-level-properties text:space-before="0.25in" text:min-label-width="0.25in"/>
        <style:text-properties style:font-name="Arial"/>
      </text:list-level-style-bullet>
      <text:list-level-style-bullet text:level="2" text:style-name="List21Level1" text:bullet-char="○">
        <style:list-level-properties text:space-before="0.75in" text:min-label-width="0.25in"/>
        <style:text-properties style:font-name="Arial"/>
      </text:list-level-style-bullet>
      <text:list-level-style-bullet text:level="3" text:style-name="List21Level2" text:bullet-char="■">
        <style:list-level-properties text:space-before="1.3748in" text:min-label-width="0.1252in"/>
        <style:text-properties style:font-name="Arial"/>
      </text:list-level-style-bullet>
      <text:list-level-style-bullet text:level="4" text:style-name="List21Level3" text:bullet-char="●">
        <style:list-level-properties text:space-before="1.75in" text:min-label-width="0.25in"/>
        <style:text-properties style:font-name="Arial"/>
      </text:list-level-style-bullet>
      <text:list-level-style-bullet text:level="5" text:style-name="List21Level4" text:bullet-char="○">
        <style:list-level-properties text:space-before="2.25in" text:min-label-width="0.25in"/>
        <style:text-properties style:font-name="Arial"/>
      </text:list-level-style-bullet>
      <text:list-level-style-bullet text:level="6" text:style-name="List21Level5" text:bullet-char="■">
        <style:list-level-properties text:space-before="2.8748in" text:min-label-width="0.1252in"/>
        <style:text-properties style:font-name="Arial"/>
      </text:list-level-style-bullet>
      <text:list-level-style-bullet text:level="7" text:style-name="List21Level6" text:bullet-char="●">
        <style:list-level-properties text:space-before="3.25in" text:min-label-width="0.25in"/>
        <style:text-properties style:font-name="Arial"/>
      </text:list-level-style-bullet>
      <text:list-level-style-bullet text:level="8" text:style-name="List21Level7" text:bullet-char="○">
        <style:list-level-properties text:space-before="3.75in" text:min-label-width="0.25in"/>
        <style:text-properties style:font-name="Arial"/>
      </text:list-level-style-bullet>
      <text:list-level-style-bullet text:level="9" text:style-name="List21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
    <meta:initial-creator/>
    <dc:creator/>
    <meta:editing-cycles>1</meta:editing-cycles>
    <meta:document-statistic meta:table-count="0" meta:image-count="0" meta:object-count="0" meta:page-count="14" meta:paragraph-count="455" meta:word-count="3400" meta:character-count="20064"/>
  </office:meta>
</office:document-meta>
</file>